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a1" style:family="table">
      <style:table-properties style:width="16.706cm" table:align="left"/>
    </style:style>
    <style:style style:name="Tabla1.A" style:family="table-column">
      <style:table-column-properties style:column-width="1.649cm"/>
    </style:style>
    <style:style style:name="Tabla1.B" style:family="table-column">
      <style:table-column-properties style:column-width="5.154cm"/>
    </style:style>
    <style:style style:name="Tabla1.C" style:family="table-column">
      <style:table-column-properties style:column-width="1.191cm"/>
    </style:style>
    <style:style style:name="Tabla1.D" style:family="table-column">
      <style:table-column-properties style:column-width="6.406cm"/>
    </style:style>
    <style:style style:name="Tabla1.E" style:family="table-column">
      <style:table-column-properties style:column-width="2.305cm"/>
    </style:style>
    <style:style style:name="Tabla1.A1" style:family="table-cell">
      <style:table-cell-properties fo:padding="0.053cm" fo:border-left="0.75pt solid #808080" fo:border-right="none" fo:border-top="0.75pt solid #808080" fo:border-bottom="0.05pt solid #808080"/>
    </style:style>
    <style:style style:name="Tabla1.B1" style:family="table-cell">
      <style:table-cell-properties fo:padding="0.053cm" fo:border-left="0.05pt solid #808080" fo:border-right="none" fo:border-top="0.75pt solid #808080" fo:border-bottom="0.05pt solid #808080"/>
    </style:style>
    <style:style style:name="Tabla1.E1" style:family="table-cell">
      <style:table-cell-properties fo:padding="0.053cm" fo:border-left="0.05pt solid #808080" fo:border-right="0.75pt solid #808080" fo:border-top="0.75pt solid #808080" fo:border-bottom="0.05pt solid #808080"/>
    </style:style>
    <style:style style:name="Tabla1.A2" style:family="table-cell">
      <style:table-cell-properties fo:padding="0.053cm" fo:border-left="0.75pt solid #808080" fo:border-right="none" fo:border-top="none" fo:border-bottom="0.05pt solid #808080"/>
    </style:style>
    <style:style style:name="Tabla1.B2" style:family="table-cell">
      <style:table-cell-properties fo:padding="0.053cm" fo:border-left="0.05pt solid #808080" fo:border-right="none" fo:border-top="none" fo:border-bottom="0.05pt solid #808080"/>
    </style:style>
    <style:style style:name="Tabla1.E2" style:family="table-cell">
      <style:table-cell-properties fo:padding="0.053cm" fo:border-left="0.05pt solid #808080" fo:border-right="0.75pt solid #808080" fo:border-top="none" fo:border-bottom="0.05pt solid #808080"/>
    </style:style>
    <style:style style:name="Tabla1.A9" style:family="table-cell">
      <style:table-cell-properties fo:padding="0.053cm" fo:border-left="0.75pt solid #808080" fo:border-right="none" fo:border-top="none" fo:border-bottom="0.75pt solid #808080"/>
    </style:style>
    <style:style style:name="Tabla1.B9" style:family="table-cell">
      <style:table-cell-properties fo:padding="0.053cm" fo:border-left="0.05pt solid #808080" fo:border-right="none" fo:border-top="none" fo:border-bottom="0.75pt solid #808080"/>
    </style:style>
    <style:style style:name="Tabla1.E9" style:family="table-cell">
      <style:table-cell-properties fo:padding="0.053cm" fo:border-left="0.05pt solid #808080" fo:border-right="0.75pt solid #808080" fo:border-top="none" fo:border-bottom="0.75pt solid #808080"/>
    </style:style>
    <style:style style:name="Tabla2" style:family="table">
      <style:table-properties style:width="9.118cm" table:align="left"/>
    </style:style>
    <style:style style:name="Tabla2.A" style:family="table-column">
      <style:table-column-properties style:column-width="0.732cm"/>
    </style:style>
    <style:style style:name="Tabla2.B" style:family="table-column">
      <style:table-column-properties style:column-width="2.787cm"/>
    </style:style>
    <style:style style:name="Tabla2.C" style:family="table-column">
      <style:table-column-properties style:column-width="0.981cm"/>
    </style:style>
    <style:style style:name="Tabla2.D" style:family="table-column">
      <style:table-column-properties style:column-width="4.618cm"/>
    </style:style>
    <style:style style:name="Tabla2.A1" style:family="table-cell">
      <style:table-cell-properties style:vertical-align="middle" fo:padding="0.049cm" fo:border="none"/>
    </style:style>
    <style:style style:name="Tabla3" style:family="table">
      <style:table-properties style:width="15.101cm" table:align="left"/>
    </style:style>
    <style:style style:name="Tabla3.A" style:family="table-column">
      <style:table-column-properties style:column-width="1.998cm"/>
    </style:style>
    <style:style style:name="Tabla3.B" style:family="table-column">
      <style:table-column-properties style:column-width="7.394cm"/>
    </style:style>
    <style:style style:name="Tabla3.C" style:family="table-column">
      <style:table-column-properties style:column-width="3.212cm"/>
    </style:style>
    <style:style style:name="Tabla3.D" style:family="table-column">
      <style:table-column-properties style:column-width="2.496cm"/>
    </style:style>
    <style:style style:name="Tabla3.A1" style:family="table-cell">
      <style:table-cell-properties style:vertical-align="middle" fo:padding="0.049cm" fo:border="none"/>
    </style:style>
    <style:style style:name="Tabla4" style:family="table">
      <style:table-properties style:width="13.039cm" table:align="left"/>
    </style:style>
    <style:style style:name="Tabla4.A" style:family="table-column">
      <style:table-column-properties style:column-width="10.963cm"/>
    </style:style>
    <style:style style:name="Tabla4.B" style:family="table-column">
      <style:table-column-properties style:column-width="2.076cm"/>
    </style:style>
    <style:style style:name="Tabla4.A1" style:family="table-cell">
      <style:table-cell-properties style:vertical-align="middle" fo:padding="0.049cm" fo:border="none"/>
    </style:style>
    <style:style style:name="Tabla5" style:family="table">
      <style:table-properties style:width="16.007cm" table:align="left"/>
    </style:style>
    <style:style style:name="Tabla5.A" style:family="table-column">
      <style:table-column-properties style:column-width="3.893cm"/>
    </style:style>
    <style:style style:name="Tabla5.B" style:family="table-column">
      <style:table-column-properties style:column-width="6.406cm"/>
    </style:style>
    <style:style style:name="Tabla5.C" style:family="table-column">
      <style:table-column-properties style:column-width="5.708cm"/>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style:vertical-align="middle" fo:padding="0.097cm" fo:border="0.05pt solid #000000"/>
    </style:style>
    <style:style style:name="Tabla5.2" style:family="table-row">
      <style:table-row-properties style:min-row-height="1.718cm"/>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1.906cm" table:align="left"/>
    </style:style>
    <style:style style:name="Tabla6.A" style:family="table-column">
      <style:table-column-properties style:column-width="2.401cm"/>
    </style:style>
    <style:style style:name="Tabla6.B" style:family="table-column">
      <style:table-column-properties style:column-width="3.798cm"/>
    </style:style>
    <style:style style:name="Tabla6.C" style:family="table-column">
      <style:table-column-properties style:column-width="5.708cm"/>
    </style:style>
    <style:style style:name="Tabla6.A1" style:family="table-cell">
      <style:table-cell-properties style:vertical-align="middle" fo:padding="0.049cm" fo:border="none"/>
    </style:style>
    <style:style style:name="Tabla7" style:family="table">
      <style:table-properties style:width="10.1cm" table:align="left"/>
    </style:style>
    <style:style style:name="Tabla7.A" style:family="table-column">
      <style:table-column-properties style:column-width="1.998cm"/>
    </style:style>
    <style:style style:name="Tabla7.B" style:family="table-column">
      <style:table-column-properties style:column-width="3.194cm"/>
    </style:style>
    <style:style style:name="Tabla7.C" style:family="table-column">
      <style:table-column-properties style:column-width="4.907cm"/>
    </style:style>
    <style:style style:name="Tabla7.A1" style:family="table-cell">
      <style:table-cell-properties style:vertical-align="middle" fo:padding="0.049cm" fo:border="none"/>
    </style:style>
    <style:style style:name="Tabla8" style:family="table">
      <style:table-properties style:width="14.446cm" table:align="left"/>
    </style:style>
    <style:style style:name="Tabla8.A" style:family="table-column">
      <style:table-column-properties style:column-width="1.998cm"/>
    </style:style>
    <style:style style:name="Tabla8.B" style:family="table-column">
      <style:table-column-properties style:column-width="3.194cm"/>
    </style:style>
    <style:style style:name="Tabla8.C" style:family="table-column">
      <style:table-column-properties style:column-width="9.253cm"/>
    </style:style>
    <style:style style:name="Tabla8.A1" style:family="table-cell">
      <style:table-cell-properties style:vertical-align="middle" fo:padding="0.049cm" fo:border="none"/>
    </style:style>
    <style:style style:name="Tabla9" style:family="table">
      <style:table-properties style:width="16.944cm" table:align="left"/>
    </style:style>
    <style:style style:name="Tabla9.A" style:family="table-column">
      <style:table-column-properties style:column-width="1.998cm"/>
    </style:style>
    <style:style style:name="Tabla9.B" style:family="table-column">
      <style:table-column-properties style:column-width="3.194cm"/>
    </style:style>
    <style:style style:name="Tabla9.C" style:family="table-column">
      <style:table-column-properties style:column-width="11.751cm"/>
    </style:style>
    <style:style style:name="Tabla9.A1" style:family="table-cell">
      <style:table-cell-properties style:vertical-align="middle" fo:padding="0.049cm" fo:border="none"/>
    </style:style>
    <style:style style:name="Tabla10" style:family="table">
      <style:table-properties style:width="10.262cm" table:align="left"/>
    </style:style>
    <style:style style:name="Tabla10.A" style:family="table-column">
      <style:table-column-properties style:column-width="3.029cm"/>
    </style:style>
    <style:style style:name="Tabla10.B" style:family="table-column">
      <style:table-column-properties style:column-width="4.498cm"/>
    </style:style>
    <style:style style:name="Tabla10.C" style:family="table-column">
      <style:table-column-properties style:column-width="2.736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B1" style:family="table-cell">
      <style:table-cell-properties style:vertical-align="middle" fo:padding="0.097cm" fo:border-left="none" fo:border-right="none" fo:border-top="0.05pt solid #000000" fo:border-bottom="0.05pt solid #000000"/>
    </style:style>
    <style:style style:name="Tabla10.C1" style:family="table-cell">
      <style:table-cell-properties style:vertical-align="middle" fo:padding="0.097cm" fo:border-left="none" fo:border-right="0.05pt solid #000000" fo:border-top="0.05pt solid #000000" fo:border-bottom="0.05pt solid #000000"/>
    </style:style>
    <style:style style:name="Tabla10.A2" style:family="table-cell">
      <style:table-cell-properties style:vertical-align="middle" fo:padding="0.097cm" fo:border-left="0.05pt solid #000000" fo:border-right="none" fo:border-top="none" fo:border-bottom="0.05pt solid #000000"/>
    </style:style>
    <style:style style:name="Tabla10.B2" style:family="table-cell">
      <style:table-cell-properties style:vertical-align="middle" fo:padding="0.097cm" fo:border-left="none" fo:border-right="none" fo:border-top="none" fo:border-bottom="0.05pt solid #000000"/>
    </style:style>
    <style:style style:name="Tabla10.C2" style:family="table-cell">
      <style:table-cell-properties style:vertical-align="middle" fo:padding="0.097cm" fo:border-left="none" fo:border-right="0.05pt solid #000000" fo:border-top="none" fo:border-bottom="0.05pt solid #000000"/>
    </style:style>
    <style:style style:name="Tabla11" style:family="table">
      <style:table-properties style:width="16.122cm" table:align="left"/>
    </style:style>
    <style:style style:name="Tabla11.A" style:family="table-column">
      <style:table-column-properties style:column-width="1.383cm"/>
    </style:style>
    <style:style style:name="Tabla11.B" style:family="table-column">
      <style:table-column-properties style:column-width="1.572cm"/>
    </style:style>
    <style:style style:name="Tabla11.C" style:family="table-column">
      <style:table-column-properties style:column-width="1.642cm"/>
    </style:style>
    <style:style style:name="Tabla11.D" style:family="table-column">
      <style:table-column-properties style:column-width="1.055cm"/>
    </style:style>
    <style:style style:name="Tabla11.E" style:family="table-column">
      <style:table-column-properties style:column-width="1.007cm"/>
    </style:style>
    <style:style style:name="Tabla11.F" style:family="table-column">
      <style:table-column-properties style:column-width="1.171cm"/>
    </style:style>
    <style:style style:name="Tabla11.G" style:family="table-column">
      <style:table-column-properties style:column-width="0.725cm"/>
    </style:style>
    <style:style style:name="Tabla11.J" style:family="table-column">
      <style:table-column-properties style:column-width="1.455cm"/>
    </style:style>
    <style:style style:name="Tabla11.K" style:family="table-column">
      <style:table-column-properties style:column-width="0.093cm"/>
    </style:style>
    <style:style style:name="Tabla11.L" style:family="table-column">
      <style:table-column-properties style:column-width="3.956cm"/>
    </style:style>
    <style:style style:name="Tabla11.A1" style:family="table-cell">
      <style:table-cell-properties style:vertical-align="middle" fo:padding="0.097cm" fo:border-left="none" fo:border-right="0.05pt solid #000000" fo:border-top="none" fo:border-bottom="0.05pt solid #000000"/>
    </style:style>
    <style:style style:name="Tabla11.C1" style:family="table-cell">
      <style:table-cell-properties style:vertical-align="middle" fo:padding="0.097cm" fo:border="0.05pt solid #000000"/>
    </style:style>
    <style:style style:name="Tabla11.K1" style:family="table-cell">
      <style:table-cell-properties style:vertical-align="middle" fo:padding="0.097cm" fo:border="none"/>
    </style:style>
    <style:style style:name="Tabla11.L1" style:family="table-cell">
      <style:table-cell-properties style:vertical-align="" fo:padding="0.097cm" fo:border="none"/>
    </style:style>
    <style:style style:name="Tabla11.C2" style:family="table-cell">
      <style:table-cell-properties style:vertical-align="middle" fo:padding="0.097cm" fo:border-left="0.05pt solid #000000" fo:border-right="none" fo:border-top="none" fo:border-bottom="0.05pt solid #000000"/>
    </style:style>
    <style:style style:name="Tabla11.J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bff00" officeooo:paragraph-rsid="001bff00"/>
    </style:style>
    <style:style style:name="P2" style:family="paragraph" style:parent-style-name="Standard">
      <style:text-properties officeooo:rsid="001bff00" officeooo:paragraph-rsid="00210198"/>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break-before="page"/>
      <style:text-properties fo:font-weight="bold" officeooo:rsid="004f2b30" officeooo:paragraph-rsid="004f2b30" style:font-weight-asian="bold" style:font-weight-complex="bold"/>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officeooo:paragraph-rsid="00531d75" style:font-size-asian="10pt" style:font-size-complex="10pt"/>
    </style:style>
    <style:style style:name="P7" style:family="paragraph" style:parent-style-name="Standard">
      <style:text-properties style:font-name="Courier New" fo:font-size="10pt" officeooo:paragraph-rsid="0054ef6e" style:font-size-asian="10pt" style:font-size-complex="10pt"/>
    </style:style>
    <style:style style:name="P8" style:family="paragraph" style:parent-style-name="Table_20_Contents">
      <style:text-properties style:font-name="Courier New" fo:font-size="10pt" style:font-size-asian="10pt" style:font-size-complex="10pt"/>
    </style:style>
    <style:style style:name="P9" style:family="paragraph" style:parent-style-name="Standard">
      <style:text-properties officeooo:paragraph-rsid="0054ef6e"/>
    </style:style>
    <style:style style:name="P10" style:family="paragraph" style:parent-style-name="Standard">
      <style:text-properties officeooo:rsid="0054ef6e" officeooo:paragraph-rsid="0054ef6e"/>
    </style:style>
    <style:style style:name="P11" style:family="paragraph" style:parent-style-name="Standard">
      <style:text-properties officeooo:rsid="00553655" officeooo:paragraph-rsid="00553655"/>
    </style:style>
    <style:style style:name="P12" style:family="paragraph" style:parent-style-name="Text_20_body">
      <style:text-properties officeooo:rsid="00553655" officeooo:paragraph-rsid="00553655"/>
    </style:style>
    <style:style style:name="P13" style:family="paragraph" style:parent-style-name="Standard">
      <style:text-properties style:font-name="Courier 10 Pitch" fo:font-size="10pt" officeooo:rsid="00556fbe" officeooo:paragraph-rsid="00556fbe" style:font-size-asian="10pt" style:font-size-complex="10pt"/>
    </style:style>
    <style:style style:name="P14" style:family="paragraph" style:parent-style-name="Text_20_body">
      <style:text-properties officeooo:rsid="002140ee" officeooo:paragraph-rsid="002140ee"/>
    </style:style>
    <style:style style:name="P15" style:family="paragraph" style:parent-style-name="Text_20_body">
      <style:text-properties officeooo:rsid="00252847" officeooo:paragraph-rsid="00252847"/>
    </style:style>
    <style:style style:name="P16" style:family="paragraph" style:parent-style-name="Text_20_body">
      <style:text-properties officeooo:rsid="0026dfd1" officeooo:paragraph-rsid="0026dfd1"/>
    </style:style>
    <style:style style:name="P17" style:family="paragraph" style:parent-style-name="Text_20_body">
      <style:text-properties officeooo:rsid="0028a170" officeooo:paragraph-rsid="0028a170"/>
    </style:style>
    <style:style style:name="P18" style:family="paragraph" style:parent-style-name="Text_20_body">
      <style:text-properties officeooo:rsid="0028e79b" officeooo:paragraph-rsid="0028e79b"/>
    </style:style>
    <style:style style:name="P19" style:family="paragraph" style:parent-style-name="Text_20_body">
      <style:text-properties officeooo:rsid="002a791c" officeooo:paragraph-rsid="002a791c"/>
    </style:style>
    <style:style style:name="P20" style:family="paragraph" style:parent-style-name="Text_20_body">
      <style:text-properties officeooo:rsid="002a791c" officeooo:paragraph-rsid="002b396c"/>
    </style:style>
    <style:style style:name="P21" style:family="paragraph" style:parent-style-name="Text_20_body">
      <style:text-properties officeooo:rsid="002c1040" officeooo:paragraph-rsid="002c1040"/>
    </style:style>
    <style:style style:name="P22" style:family="paragraph" style:parent-style-name="Text_20_body">
      <style:text-properties officeooo:rsid="00321de0" officeooo:paragraph-rsid="00321de0"/>
    </style:style>
    <style:style style:name="P23" style:family="paragraph" style:parent-style-name="Text_20_body">
      <style:text-properties officeooo:rsid="00321de0" officeooo:paragraph-rsid="00337435"/>
    </style:style>
    <style:style style:name="P24" style:family="paragraph" style:parent-style-name="Text_20_body">
      <style:text-properties officeooo:rsid="0035040f" officeooo:paragraph-rsid="0035040f"/>
    </style:style>
    <style:style style:name="P25" style:family="paragraph" style:parent-style-name="Text_20_body">
      <style:text-properties officeooo:rsid="003c51f3" officeooo:paragraph-rsid="003c51f3"/>
    </style:style>
    <style:style style:name="P26" style:family="paragraph" style:parent-style-name="Text_20_body">
      <style:text-properties officeooo:rsid="003c7d3b" officeooo:paragraph-rsid="003c7d3b"/>
    </style:style>
    <style:style style:name="P27" style:family="paragraph" style:parent-style-name="Text_20_body">
      <style:text-properties officeooo:rsid="003eb2c8" officeooo:paragraph-rsid="003eb2c8"/>
    </style:style>
    <style:style style:name="P28" style:family="paragraph" style:parent-style-name="Text_20_body">
      <style:text-properties officeooo:rsid="00427161" officeooo:paragraph-rsid="00427161"/>
    </style:style>
    <style:style style:name="P29" style:family="paragraph" style:parent-style-name="Text_20_body">
      <style:text-properties officeooo:rsid="004479d3" officeooo:paragraph-rsid="004479d3"/>
    </style:style>
    <style:style style:name="P30" style:family="paragraph" style:parent-style-name="Text_20_body">
      <style:text-properties officeooo:rsid="0045965c" officeooo:paragraph-rsid="0045965c"/>
    </style:style>
    <style:style style:name="P31" style:family="paragraph" style:parent-style-name="Text_20_body">
      <style:text-properties officeooo:rsid="0048c642" officeooo:paragraph-rsid="0048c642"/>
    </style:style>
    <style:style style:name="P32" style:family="paragraph" style:parent-style-name="Text_20_body">
      <style:text-properties officeooo:rsid="0049cd69" officeooo:paragraph-rsid="0049cd69"/>
    </style:style>
    <style:style style:name="P33" style:family="paragraph" style:parent-style-name="Text_20_body">
      <style:text-properties officeooo:rsid="004a98d2" officeooo:paragraph-rsid="004a98d2"/>
    </style:style>
    <style:style style:name="P34" style:family="paragraph" style:parent-style-name="Text_20_body">
      <style:paragraph-properties fo:margin-left="1.251cm" fo:margin-right="0cm" fo:text-indent="0cm" style:auto-text-indent="false"/>
      <style:text-properties officeooo:rsid="004a98d2" officeooo:paragraph-rsid="004a98d2"/>
    </style:style>
    <style:style style:name="P35" style:family="paragraph" style:parent-style-name="Text_20_body">
      <style:text-properties officeooo:rsid="004d34a9" officeooo:paragraph-rsid="004d34a9"/>
    </style:style>
    <style:style style:name="P36" style:family="paragraph" style:parent-style-name="Text_20_body">
      <style:text-properties officeooo:rsid="00505e25" officeooo:paragraph-rsid="00505e25"/>
    </style:style>
    <style:style style:name="P37" style:family="paragraph" style:parent-style-name="Text_20_body">
      <style:text-properties officeooo:rsid="00531d75" officeooo:paragraph-rsid="00531d75"/>
    </style:style>
    <style:style style:name="P38" style:family="paragraph" style:parent-style-name="Table_20_Contents">
      <style:text-properties officeooo:paragraph-rsid="00363214"/>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2pt" style:font-size-asian="2pt" style:font-size-complex="2pt"/>
    </style:style>
    <style:style style:name="P41" style:family="paragraph" style:parent-style-name="Table_20_Heading">
      <style:paragraph-properties fo:text-align="start" style:justify-single-word="false"/>
    </style:style>
    <style:style style:name="P42" style:family="paragraph" style:parent-style-name="Table_20_Heading">
      <style:text-properties officeooo:paragraph-rsid="004f2b30"/>
    </style:style>
    <style:style style:name="P43" style:family="paragraph" style:parent-style-name="Table_20_Heading">
      <style:text-properties officeooo:rsid="005b99ab" officeooo:paragraph-rsid="005b99ab"/>
    </style:style>
    <style:style style:name="P44" style:family="paragraph" style:parent-style-name="Table_20_Heading">
      <style:paragraph-properties fo:text-align="start" style:justify-single-word="false"/>
      <style:text-properties fo:font-size="10pt" fo:font-weight="normal" officeooo:rsid="005b99ab" officeooo:paragraph-rsid="005b99ab" style:font-size-asian="10pt" style:font-weight-asian="normal" style:font-size-complex="10pt" style:font-weight-complex="normal"/>
    </style:style>
    <style:style style:name="P45" style:family="paragraph" style:parent-style-name="Table_20_Heading">
      <style:paragraph-properties fo:text-align="start" style:justify-single-word="false"/>
      <style:text-properties fo:font-size="11pt" fo:font-weight="normal" officeooo:rsid="005b99ab" officeooo:paragraph-rsid="005b99ab" style:font-size-asian="11pt" style:font-weight-asian="normal" style:font-size-complex="11pt" style:font-weight-complex="normal"/>
    </style:style>
    <style:style style:name="P46" style:family="paragraph" style:parent-style-name="Standard">
      <style:paragraph-properties fo:margin-left="1.251cm" fo:margin-right="0cm" fo:text-indent="0cm" style:auto-text-indent="false"/>
    </style:style>
    <style:style style:name="P47" style:family="paragraph" style:parent-style-name="Heading_20_2">
      <style:paragraph-properties fo:break-before="page"/>
    </style:style>
    <style:style style:name="P48" style:family="paragraph" style:parent-style-name="Heading_20_3">
      <style:text-properties officeooo:rsid="003eb2c8"/>
    </style:style>
    <style:style style:name="P49" style:family="paragraph" style:parent-style-name="Standard" style:list-style-name="L1">
      <style:text-properties officeooo:rsid="001e8b10" officeooo:paragraph-rsid="001e8b10"/>
    </style:style>
    <style:style style:name="P50" style:family="paragraph" style:parent-style-name="Standard" style:list-style-name="L4"/>
    <style:style style:name="P51" style:family="paragraph" style:parent-style-name="Standard" style:list-style-name="L9"/>
    <style:style style:name="P52" style:family="paragraph" style:parent-style-name="Standard" style:list-style-name="L10">
      <style:text-properties officeooo:paragraph-rsid="0054ef6e"/>
    </style:style>
    <style:style style:name="P53" style:family="paragraph" style:parent-style-name="Standard" style:list-style-name="L10">
      <style:text-properties officeooo:rsid="0054ef6e" officeooo:paragraph-rsid="0054ef6e"/>
    </style:style>
    <style:style style:name="P54" style:family="paragraph" style:parent-style-name="Standard" style:list-style-name="L11">
      <style:text-properties officeooo:paragraph-rsid="0054ef6e"/>
    </style:style>
    <style:style style:name="P55" style:family="paragraph" style:parent-style-name="Standard" style:list-style-name="L11">
      <style:text-properties style:font-name="Courier New" fo:font-size="10pt" officeooo:rsid="0054ef6e" officeooo:paragraph-rsid="0054ef6e" style:font-size-asian="10pt" style:font-size-complex="10pt"/>
    </style:style>
    <style:style style:name="P56" style:family="paragraph" style:parent-style-name="Standard" style:list-style-name="L12">
      <style:text-properties style:font-name="Courier New" fo:font-size="10pt" officeooo:rsid="0054ef6e" officeooo:paragraph-rsid="0054ef6e" style:font-size-asian="10pt" style:font-size-complex="10pt"/>
    </style:style>
    <style:style style:name="P57" style:family="paragraph" style:parent-style-name="Standard" style:list-style-name="L12">
      <style:text-properties officeooo:paragraph-rsid="0054ef6e"/>
    </style:style>
    <style:style style:name="P58" style:family="paragraph" style:parent-style-name="Standard">
      <style:text-properties style:font-name="Courier 10 Pitch" fo:font-size="10pt" officeooo:rsid="00556fbe" officeooo:paragraph-rsid="00556fbe" style:font-size-asian="10pt" style:font-size-complex="10pt"/>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3">
      <style:text-properties officeooo:rsid="002a791c" officeooo:paragraph-rsid="002a791c"/>
    </style:style>
    <style:style style:name="P62" style:family="paragraph" style:parent-style-name="Text_20_body" style:list-style-name="L4"/>
    <style:style style:name="P63" style:family="paragraph" style:parent-style-name="Text_20_body" style:list-style-name="L5">
      <style:text-properties officeooo:rsid="0049cd69" officeooo:paragraph-rsid="0049cd69"/>
    </style:style>
    <style:style style:name="P64" style:family="paragraph" style:parent-style-name="Text_20_body" style:list-style-name="L5">
      <style:text-properties officeooo:rsid="0049cd69" officeooo:paragraph-rsid="00575ea4"/>
    </style:style>
    <style:style style:name="P65" style:family="paragraph" style:parent-style-name="Text_20_body" style:list-style-name="L6">
      <style:text-properties officeooo:rsid="004a98d2" officeooo:paragraph-rsid="004a98d2"/>
    </style:style>
    <style:style style:name="P66" style:family="paragraph" style:parent-style-name="Text_20_body" style:list-style-name="L7">
      <style:text-properties officeooo:rsid="004a98d2" officeooo:paragraph-rsid="004a98d2"/>
    </style:style>
    <style:style style:name="P67" style:family="paragraph" style:parent-style-name="Text_20_body" style:list-style-name="L8">
      <style:text-properties officeooo:rsid="004d34a9" officeooo:paragraph-rsid="004d34a9"/>
    </style:style>
    <style:style style:name="T1" style:family="text">
      <style:text-properties fo:font-weight="bold" style:font-weight-asian="bold" style:font-weight-complex="bold"/>
    </style:style>
    <style:style style:name="T2" style:family="text">
      <style:text-properties fo:font-weight="bold" officeooo:rsid="002b396c" style:font-weight-asian="bold" style:font-weight-complex="bold"/>
    </style:style>
    <style:style style:name="T3" style:family="text">
      <style:text-properties fo:font-weight="bold" officeooo:rsid="0054ef6e" style:font-weight-asian="bold" style:font-weight-complex="bold"/>
    </style:style>
    <style:style style:name="T4" style:family="text">
      <style:text-properties officeooo:rsid="001cc1a1"/>
    </style:style>
    <style:style style:name="T5" style:family="text">
      <style:text-properties officeooo:rsid="001f15fe"/>
    </style:style>
    <style:style style:name="T6" style:family="text">
      <style:text-properties officeooo:rsid="001f1662"/>
    </style:style>
    <style:style style:name="T7" style:family="text">
      <style:text-properties officeooo:rsid="00210198"/>
    </style:style>
    <style:style style:name="T8" style:family="text">
      <style:text-properties style:text-position="33% 80%"/>
    </style:style>
    <style:style style:name="T9" style:family="text">
      <style:text-properties officeooo:rsid="0023375a"/>
    </style:style>
    <style:style style:name="T10" style:family="text">
      <style:text-properties style:text-position="super 58%"/>
    </style:style>
    <style:style style:name="T11" style:family="text">
      <style:text-properties officeooo:rsid="002a791c"/>
    </style:style>
    <style:style style:name="T12" style:family="text">
      <style:text-properties officeooo:rsid="002b396c"/>
    </style:style>
    <style:style style:name="T13" style:family="text">
      <style:text-properties style:font-name="Courier New"/>
    </style:style>
    <style:style style:name="T14" style:family="text">
      <style:text-properties style:font-name="Courier New" fo:font-weight="bold" style:font-weight-asian="bold" style:font-weight-complex="bold"/>
    </style:style>
    <style:style style:name="T15" style:family="text">
      <style:text-properties style:font-name="Courier New" fo:font-size="10pt" style:font-size-asian="10pt" style:font-size-complex="10pt"/>
    </style:style>
    <style:style style:name="T16" style:family="text">
      <style:text-properties style:font-name="Courier New" fo:font-size="10pt" officeooo:rsid="002b396c" style:font-size-asian="10pt" style:font-size-complex="10pt"/>
    </style:style>
    <style:style style:name="T17" style:family="text">
      <style:text-properties style:font-name="Courier New" fo:font-size="10pt" officeooo:rsid="002ce51c" style:font-size-asian="10pt" style:font-size-complex="10pt"/>
    </style:style>
    <style:style style:name="T18" style:family="text">
      <style:text-properties style:font-name="Courier New" fo:font-size="10pt" officeooo:rsid="0054ef6e" style:font-size-asian="10pt" style:font-size-complex="10pt"/>
    </style:style>
    <style:style style:name="T19" style:family="text">
      <style:text-properties style:font-name="Courier New" fo:font-size="10pt" fo:font-weight="bold" style:font-size-asian="10pt" style:font-weight-asian="bold" style:font-size-complex="10pt" style:font-weight-complex="bold"/>
    </style:style>
    <style:style style:name="T20" style:family="text">
      <style:text-properties style:font-name="Courier New" officeooo:rsid="00387c02"/>
    </style:style>
    <style:style style:name="T21" style:family="text">
      <style:text-properties officeooo:rsid="002ce51c"/>
    </style:style>
    <style:style style:name="T22" style:family="text">
      <style:text-properties officeooo:rsid="0030c6d1"/>
    </style:style>
    <style:style style:name="T23" style:family="text">
      <style:text-properties fo:font-weight="normal" style:font-weight-asian="normal" style:font-weight-complex="normal"/>
    </style:style>
    <style:style style:name="T24" style:family="text">
      <style:text-properties officeooo:rsid="004324ee"/>
    </style:style>
    <style:style style:name="T25" style:family="text">
      <style:text-properties officeooo:rsid="004e7c4a"/>
    </style:style>
    <style:style style:name="T26" style:family="text">
      <style:text-properties officeooo:rsid="0054ef6e"/>
    </style:style>
    <style:style style:name="T27" style:family="text">
      <style:text-properties officeooo:rsid="00607ae8"/>
    </style:style>
    <style:style style:name="T28" style:family="text">
      <style:text-properties officeooo:rsid="00613292"/>
    </style:style>
    <style:style style:name="T29" style:family="text">
      <style:text-properties fo:font-style="italic" officeooo:rsid="00613292" style:font-style-asian="italic" style:font-style-complex="italic"/>
    </style:style>
    <style:style style:name="T30" style:family="text">
      <style:text-properties style:text-underline-style="solid" style:text-underline-width="auto" style:text-underline-color="font-color"/>
    </style:style>
    <style:style style:name="T31" style:family="text">
      <style:text-properties officeooo:rsid="00660cb3"/>
    </style:style>
    <style:style style:name="T32" style:family="text">
      <style:text-properties officeooo:rsid="00679c55"/>
    </style:style>
    <style:style style:name="T33" style:family="text">
      <style:text-properties officeooo:rsid="006b6984"/>
    </style:style>
    <style:style style:name="T34"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IDAD 2: </text:h>
      <text:h text:style-name="Heading_20_2" text:outline-level="2">Variables e identificadores</text:h>
      <text:p text:style-name="Text_20_body"><text:span text:style-name="T1">Variable</text:span>: zona de memoria con un nombre (identificador), un tipo de dato y un rango de valores.</text:p>
      <text:p text:style-name="P1"><text:span text:style-name="T1">Nombre de variable</text:span>: Comienza por letra minúscula, y si tienen más de una palabra se colocan juntas y el resto comenzando por mayúsculas. Ej. numAlumnos, suma. <text:span text:style-name="T28">(</text:span><text:span text:style-name="T29">CamelCase</text:span><text:span text:style-name="T28">)</text:span></text:p>
      <text:p text:style-name="P1"><text:span text:style-name="T1">Nombre de constante</text:span>: En letras mayúsculas, separando las palabras con el guión bajo, por convenio el guión bajo no se utiliza en ningún otro sitio. Ej. TAM_MAX, PI</text:p>
      <text:p text:style-name="P1"><text:span text:style-name="T1">Nombre de una clase</text:span>: Comienza por letra mayúscula. Ej. String, MiTipo</text:p>
      <text:p text:style-name="P1"><text:span text:style-name="T1">Nombre de función</text:span>: Comienza con letra minúscula. Ej. modifica_Valor, obtiene_Valor</text:p>
      <text:p text:style-name="P1"/>
      <text:p text:style-name="P2">Java distingue entre mayúsculas y minúsculas. <text:span text:style-name="T7">Es fuertemente tipado</text:span>. <text:span text:style-name="T4">No permite emplear palabras reservadas en identificadores.</text:span></text:p>
      <text:h text:style-name="Heading_20_3" text:outline-level="3">Tipos de variables <text:span text:style-name="T5">y c</text:span>onstantes</text:h>
      <text:list xml:id="list3318448493" text:style-name="L1">
        <text:list-item>
          <text:p text:style-name="P49">Variables de tipos primitivos y variables referencia</text:p>
        </text:list-item>
        <text:list-item>
          <text:p text:style-name="P49">Variables y constantes (o finales. <text:span text:style-name="T6">Ej. final PI)</text:span></text:p>
        </text:list-item>
        <text:list-item>
          <text:p text:style-name="P49">Variables miembro (dentro de una clase) y variables locales (dentro de un método)</text:p>
        </text:list-item>
      </text:list>
      <text:h text:style-name="Heading_20_3" text:outline-level="3">Tipos de datos</text:h>
      <text:p text:style-name="P14">Un tipo de dato es una especificación de los valores que son válidos para una variable, y de las operaciones que se pueden realizar con ellos. Aunque se permite la conversión de datos.</text:p>
      <text:list xml:id="list321791483" text:style-name="L2">
        <text:list-item>
          <text:p text:style-name="P59"><text:span text:style-name="T1">Tipos de datos sencillos o primitivos</text:span>. Representan valores simples que vienen predefinidos en el lenguaje; contienen valores únicos, como por ejemplo un carácter o un número. </text:p>
        </text:list-item>
        <text:list-item>
          <text:p text:style-name="P59"><text:span text:style-name="T1">Tipos de datos referencia</text:span>. Se definen con un nombre o referencia (puntero) que contiene la dirección en memoria de un valor o grupo de valores. Dentro de este tipo tenemos por ejemplo los vectores o arrays, o las clases.</text:p>
        </text:list-item>
      </text:list>
      <text:p text:style-name="P3">Tabla de tipos de datos primitivos</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9"><text:span text:style-name="Strong_20_Emphasis">Tipo</text:span></text:p>
          </table:table-cell>
          <table:table-cell table:style-name="Tabla1.B1" office:value-type="string">
            <text:p text:style-name="P39"><text:span text:style-name="Strong_20_Emphasis">Descripción</text:span></text:p>
          </table:table-cell>
          <table:table-cell table:style-name="Tabla1.B1" office:value-type="string">
            <text:p text:style-name="P39"><text:span text:style-name="Strong_20_Emphasis">Bytes</text:span></text:p>
          </table:table-cell>
          <table:table-cell table:style-name="Tabla1.B1" office:value-type="string">
            <text:p text:style-name="P39"><text:span text:style-name="Strong_20_Emphasis">Rango</text:span></text:p>
          </table:table-cell>
          <table:table-cell table:style-name="Tabla1.E1" office:value-type="string">
            <text:p text:style-name="P39"><text:span text:style-name="Strong_20_Emphasis">por def</text:span><text:span text:style-name="Strong_20_Emphasis"><text:span text:style-name="T9">ecto</text:span></text:span></text:p>
          </table:table-cell>
        </table:table-row>
        <table:table-row>
          <table:table-cell table:style-name="Tabla1.A2" office:value-type="string">
            <text:p text:style-name="Table_20_Contents">byte</text:p>
          </table:table-cell>
          <table:table-cell table:style-name="Tabla1.B2" office:value-type="string">
            <text:p text:style-name="Table_20_Contents">Entero muy corto</text:p>
          </table:table-cell>
          <table:table-cell table:style-name="Tabla1.B2" office:value-type="string">
            <text:p text:style-name="P39">1</text:p>
          </table:table-cell>
          <table:table-cell table:style-name="Tabla1.B2" office:value-type="string">
            <text:p text:style-name="Table_20_Contents">-128 a 127</text:p>
          </table:table-cell>
          <table:table-cell table:style-name="Tabla1.E2" office:value-type="string">
            <text:p text:style-name="P39">0</text:p>
          </table:table-cell>
        </table:table-row>
        <table:table-row>
          <table:table-cell table:style-name="Tabla1.A2" office:value-type="string">
            <text:p text:style-name="Table_20_Contents">short</text:p>
          </table:table-cell>
          <table:table-cell table:style-name="Tabla1.B2" office:value-type="string">
            <text:p text:style-name="Table_20_Contents">Entero corto</text:p>
          </table:table-cell>
          <table:table-cell table:style-name="Tabla1.B2" office:value-type="string">
            <text:p text:style-name="P39">2</text:p>
          </table:table-cell>
          <table:table-cell table:style-name="Tabla1.B2" office:value-type="string">
            <text:p text:style-name="Table_20_Contents">-32,768 a 32,767</text:p>
          </table:table-cell>
          <table:table-cell table:style-name="Tabla1.E2" office:value-type="string">
            <text:p text:style-name="P39">0</text:p>
          </table:table-cell>
        </table:table-row>
        <table:table-row>
          <table:table-cell table:style-name="Tabla1.A2" office:value-type="string">
            <text:p text:style-name="Table_20_Contents">int</text:p>
          </table:table-cell>
          <table:table-cell table:style-name="Tabla1.B2" office:value-type="string">
            <text:p text:style-name="Table_20_Contents">Entero</text:p>
          </table:table-cell>
          <table:table-cell table:style-name="Tabla1.B2" office:value-type="string">
            <text:p text:style-name="P39">4</text:p>
          </table:table-cell>
          <table:table-cell table:style-name="Tabla1.B2" office:value-type="string">
            <text:p text:style-name="Table_20_Contents">-2,147,483,648 a 2,147,483,647</text:p>
          </table:table-cell>
          <table:table-cell table:style-name="Tabla1.E2" office:value-type="string">
            <text:p text:style-name="P39">0</text:p>
          </table:table-cell>
        </table:table-row>
        <table:table-row>
          <table:table-cell table:style-name="Tabla1.A2" office:value-type="string">
            <text:p text:style-name="Table_20_Contents">long</text:p>
          </table:table-cell>
          <table:table-cell table:style-name="Tabla1.B2" office:value-type="string">
            <text:p text:style-name="Table_20_Contents">Entero largo</text:p>
          </table:table-cell>
          <table:table-cell table:style-name="Tabla1.B2" office:value-type="string">
            <text:p text:style-name="P39">8</text:p>
          </table:table-cell>
          <table:table-cell table:style-name="Tabla1.B2" office:value-type="string">
            <text:p text:style-name="P38">-9,223,372,036,854,775,808 a</text:p>
            <text:p text:style-name="P38">9,223,372,036,854,775,807</text:p>
          </table:table-cell>
          <table:table-cell table:style-name="Tabla1.E2" office:value-type="string">
            <text:p text:style-name="P39">0L</text:p>
          </table:table-cell>
        </table:table-row>
        <table:table-row>
          <table:table-cell table:style-name="Tabla1.A2" office:value-type="string">
            <text:p text:style-name="Table_20_Contents">float</text:p>
          </table:table-cell>
          <table:table-cell table:style-name="Tabla1.B2" office:value-type="string">
            <text:p text:style-name="Table_20_Contents">Numero con <text:span text:style-name="T30">punto flotante</text:span> de precisión individual con hasta 7 dígitos significativos</text:p>
          </table:table-cell>
          <table:table-cell table:style-name="Tabla1.B2" office:value-type="string">
            <text:p text:style-name="P39">4</text:p>
          </table:table-cell>
          <table:table-cell table:style-name="Tabla1.B2" office:value-type="string">
            <text:p text:style-name="P38">+/-1.4E-45 (+/-1.4 times 10<text:span text:style-name="T8">-45</text:span>) a</text:p>
            <text:p text:style-name="P38">+/-3.4E38 (+/-3.4 times 10<text:span text:style-name="T8">38</text:span></text:p>
          </table:table-cell>
          <table:table-cell table:style-name="Tabla1.E2" office:value-type="string">
            <text:p text:style-name="P39">0.0f</text:p>
          </table:table-cell>
        </table:table-row>
        <table:table-row>
          <table:table-cell table:style-name="Tabla1.A2" office:value-type="string">
            <text:p text:style-name="Table_20_Contents">double</text:p>
          </table:table-cell>
          <table:table-cell table:style-name="Tabla1.B2" office:value-type="string">
            <text:p text:style-name="Table_20_Contents">Numero con <text:span text:style-name="T30">punto flotante</text:span> de precisión doble con hasta 16 dígitos significativos</text:p>
          </table:table-cell>
          <table:table-cell table:style-name="Tabla1.B2" office:value-type="string">
            <text:p text:style-name="P39">8</text:p>
          </table:table-cell>
          <table:table-cell table:style-name="Tabla1.B2" office:value-type="string">
            <text:p text:style-name="P38">+/-4.9E-324 (+/-4.9 times 10<text:span text:style-name="T8">-324</text:span>) a</text:p>
            <text:p text:style-name="P38">+/-1.7E308 (+/-1.7 times 10<text:span text:style-name="T8">308</text:span>)</text:p>
          </table:table-cell>
          <table:table-cell table:style-name="Tabla1.E2" office:value-type="string">
            <text:p text:style-name="P39">0.0d</text:p>
          </table:table-cell>
        </table:table-row>
        <table:table-row>
          <table:table-cell table:style-name="Tabla1.A2" office:value-type="string">
            <text:p text:style-name="Table_20_Contents">char</text:p>
          </table:table-cell>
          <table:table-cell table:style-name="Tabla1.B2" office:value-type="string">
            <text:p text:style-name="Table_20_Contents">Carácter Unicode</text:p>
          </table:table-cell>
          <table:table-cell table:style-name="Tabla1.B2" office:value-type="string">
            <text:p text:style-name="P39">2</text:p>
          </table:table-cell>
          <table:table-cell table:style-name="Tabla1.B2" office:value-type="string">
            <text:p text:style-name="Table_20_Contents"><text:span text:style-name="Teletype">\u0000</text:span> a <text:span text:style-name="Teletype">\uFFFF</text:span></text:p>
          </table:table-cell>
          <table:table-cell table:style-name="Tabla1.E2" office:value-type="string">
            <text:p text:style-name="P39">‘\u0000’</text:p>
          </table:table-cell>
        </table:table-row>
        <table:table-row>
          <table:table-cell table:style-name="Tabla1.A9" office:value-type="string">
            <text:p text:style-name="Table_20_Contents">boolean</text:p>
          </table:table-cell>
          <table:table-cell table:style-name="Tabla1.B9" office:value-type="string">
            <text:p text:style-name="Table_20_Contents">Valor Verdadero o Falso</text:p>
          </table:table-cell>
          <table:table-cell table:style-name="Tabla1.B9" office:value-type="string">
            <text:p text:style-name="P39">1</text:p>
          </table:table-cell>
          <table:table-cell table:style-name="Tabla1.B9" office:value-type="string">
            <text:p text:style-name="Table_20_Contents">true o false</text:p>
          </table:table-cell>
          <table:table-cell table:style-name="Tabla1.E9" office:value-type="string">
            <text:p text:style-name="P39">false</text:p>
          </table:table-cell>
        </table:table-row>
      </table:table>
      <text:p text:style-name="P15"/>
      <text:p text:style-name="P15"><text:soft-page-break/>char es considerado por el compilador como un tipo numérico (entero).</text:p>
      <text:p text:style-name="P16">Los números reales se representan en coma flotante, que consiste en trasladar la coma decimal a la primera cifra significativa del valor, con objeto de poder representar el máximo de números posible.</text:p>
      <text:p text:style-name="P15">Un número se expresa como: Valor=mantisa x 2 <text:span text:style-name="T10">exponente</text:span></text:p>
      <text:p text:style-name="P16">Java considera los valores en coma flotante como de tipo double por defecto.</text:p>
      <text:p text:style-name="P17">Se usa el estándar internacional IEEE 754 para la representación interna de los números en coma flotante para conseguir la máxima portabilidad de los programas.</text:p>
      <text:h text:style-name="Heading_20_3" text:outline-level="3">Declaración de variables</text:h>
      <text:p text:style-name="P18">Las variables se pueden declarar en cualquier bloque de código, dentro de llaves. Y lo hacemos indicando su identificador y el tipo de dato, separadas por comas si vamos a declarar varias a la vez.</text:p>
      <text:p text:style-name="P19">Si la variable va a permanecer inalterable a lo largo del programa, la declararemos como constante, utilizando la palabra reservada final.</text:p>
      <text:p text:style-name="P19">Si al declarar una variable no le demos valor, el compilador se lo da por defecto.</text:p>
      <text:list xml:id="list609297246" text:style-name="L3">
        <text:list-item>
          <text:p text:style-name="P60"><text:span text:style-name="T1">Las variables miembro</text:span> sí se inicializan automáticamente, si no les damos un valor. Cuando son de tipo numérico, se inicializan por defecto a 0, si <text:span text:style-name="T22">s</text:span>on de tipo carácter, se inicializan al carácter null (\0), si son de tipo boolean se les asigna el valor por defecto false, y si son tipo referenciado se inicializan a null. </text:p>
        </text:list-item>
        <text:list-item>
          <text:p text:style-name="P61"><text:span text:style-name="T1">Las variables locales</text:span> no se inicializan automáticamente. Debemos asignarles nosotros un valor antes de ser usadas.</text:p>
        </text:list-item>
      </text:list>
      <text:h text:style-name="Heading_20_3" text:outline-level="3">Tipos refer<text:span text:style-name="T11">e</text:span>nciados</text:h>
      <text:p text:style-name="P19">A partir de los ocho tipos datos primitivos, se pueden construir otros tipos de datos. Estos tipos de datos se llaman tipos referenciados o referencias, porque se utilizan para almacenar la dirección de los datos en la memoria del ordenador. <text:span text:style-name="T15">Ej. int[] arrayDeEnteros; Cuenta cuentaCliente;</text:span></text:p>
      <text:p text:style-name="P20">Cuando el conjunto de datos utilizado tiene características similares se suelen agrupar en estructuras para facilitar el acceso a los mismos, son los llamados <text:span text:style-name="T1">datos estructurados</text:span>: arrays, listas, árboles...</text:p>
      <text:p text:style-name="P20"><text:span text:style-name="T12">Java proporciona un tratamiento especial a los textos o cadenas de caracteres mediante el tipo de dato </text:span><text:span text:style-name="T2">String</text:span><text:span text:style-name="T12">. Java crea automáticamente un nuevo objeto de tipo String cuando se encuentra una cadena de caracteres encerrada entre comillas dobles. En realidad se trata de objetos, y por tanto son tipos referenciados, pero se pueden utilizar de forma sencilla como si fueran variables de tipos primitivos: Ej. </text:span><text:span text:style-name="T16">String mensaje; mensaje= "El primer programa";</text:span></text:p>
      <text:h text:style-name="Heading_20_3" text:outline-level="3">Tipos enumerados</text:h>
      <text:p text:style-name="P21">Son una forma de declarar una variable con un conjunto restringido de valores, con la palabra reservada <text:span text:style-name="T14">enum</text:span>. La lista de valores va separada por comas y se coloca entre llaves, porque un tipo de datos enum es una especie de clase en Java. <text:span text:style-name="T21">Ej. </text:span><text:span text:style-name="T17">enum Días {Lunes, Martes, …};</text:span></text:p>
      <text:h text:style-name="Heading_20_3" text:outline-level="3"><text:soft-page-break/>Literares de los tipos primitivos</text:h>
      <text:p text:style-name="P23">Un literal, valor literal o constante literal es un valor concreto para los tipos de datos primitivos del lenguaje, el tipo String o el tipo null. Los literales <text:span text:style-name="T1">booleanos</text:span> tienen dos únicos valores (true, false).</text:p>
      <text:p text:style-name="P22">Los literales <text:span text:style-name="T1">enteros</text:span> se pueden representar en tres notaciones: </text:p>
      <text:list xml:id="list3548266739" text:style-name="L4">
        <text:list-item>
          <text:p text:style-name="P50"><text:span text:style-name="T1">Decimal</text:span>: por ejemplo 20. Es la forma más común. </text:p>
        </text:list-item>
        <text:list-item>
          <text:p text:style-name="P50"><text:span text:style-name="T1">Octal</text:span>: por ejemplo 024. Un número en octal siempre empieza por cero, seguido de dígitos octales (del 0 al 7). </text:p>
        </text:list-item>
        <text:list-item>
          <text:p text:style-name="P62"><text:span text:style-name="T1">Hexadecimal</text:span>: por ejemplo 0x14. Un número en hexadecimal siempre empieza por 0x seguido de dígitos hexadecimales (del 0 al 9, de la ‘a’ a la ‘f’ o de la ‘A’ a la ‘F’). </text:p>
        </text:list-item>
      </text:list>
      <text:p text:style-name="P22">A las constantes literales de tipo <text:span text:style-name="T1">long</text:span> se debe añadir detrás una l ó L, por ejemplo 873L, si no se considera por defecto de tipo int. Se suele utilizar L para evitar la confusión de la l minúscula con 1.</text:p>
      <text:p text:style-name="Text_20_body">Los literales <text:span text:style-name="T1">reales</text:span> o en coma flotante se expresan con coma decimal o en notación científica, o sea, seguidos de un exponente e ó E. El valor puede finalizarse con una f o una F para indica el formato float o con una d o una D para indicar el formato double (por defecto es double). Por ejemplo, podemos representar un mismo literal real de las siguientes formas: 13.2, 13.2D, 1.32e1, 0.132E2. Otras constantes literales reales son por ejemplo: .54, 31.21E-5, 2.f, 6.022137e+23f, 3.141e-9d.</text:p>
      <text:p text:style-name="P24">Un literal <text:span text:style-name="T1">carácter</text:span> puede escribirse como un carácter entre comillas simples como 'a', 'ñ', 'Z', 'p', etc. o por su código de la tabla Unicode, anteponiendo la secuencia de escape ‘\’ si el valor lo ponemos en octal o ‘\u’ si ponemos el valor en hexadecimal. Por ejemplo, si sabemos que tanto en ASCII como en Unicode, la letra A (mayúscula) es el símbolo número 65, y que 65 en octal es 101 y 41 en hexadecimal, podemos representar esta letra como '\101' en octal y '\u0041' en hexadecimal.</text:p>
      <text:p text:style-name="Text_20_body">Existen unos <text:span text:style-name="T1">caracteres especiales</text:span> que se representan utilizando secuencias de escape: </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Standard"><text:span text:style-name="Source_20_Text"><text:span text:style-name="T13">\b</text:span></text:span></text:p>
          </table:table-cell>
          <table:table-cell table:style-name="Tabla2.A1" office:value-type="string">
            <text:p text:style-name="Standard">Retroceso</text:p>
          </table:table-cell>
          <table:table-cell table:style-name="Tabla2.A1" office:value-type="string">
            <text:p text:style-name="Standard"><text:span text:style-name="Source_20_Text"><text:span text:style-name="T13">\r</text:span></text:span></text:p>
          </table:table-cell>
          <table:table-cell table:style-name="Tabla2.A1" office:value-type="string">
            <text:p text:style-name="Standard">Retorno de carro</text:p>
          </table:table-cell>
        </table:table-row>
        <table:table-row>
          <table:table-cell table:style-name="Tabla2.A1" office:value-type="string">
            <text:p text:style-name="Standard"><text:span text:style-name="Source_20_Text"><text:span text:style-name="T13">\t</text:span></text:span></text:p>
          </table:table-cell>
          <table:table-cell table:style-name="Tabla2.A1" office:value-type="string">
            <text:p text:style-name="Standard">Tabulador</text:p>
          </table:table-cell>
          <table:table-cell table:style-name="Tabla2.A1" office:value-type="string">
            <text:p text:style-name="Standard"><text:span text:style-name="Source_20_Text"><text:span text:style-name="T13">\</text:span></text:span><text:span text:style-name="Source_20_Text"><text:span text:style-name="T20">”</text:span></text:span></text:p>
          </table:table-cell>
          <table:table-cell table:style-name="Tabla2.A1" office:value-type="string">
            <text:p text:style-name="Standard">Carácter comillas dobles</text:p>
          </table:table-cell>
        </table:table-row>
        <table:table-row>
          <table:table-cell table:style-name="Tabla2.A1" office:value-type="string">
            <text:p text:style-name="Standard"><text:span text:style-name="Source_20_Text"><text:span text:style-name="T13">\n</text:span></text:span></text:p>
          </table:table-cell>
          <table:table-cell table:style-name="Tabla2.A1" office:value-type="string">
            <text:p text:style-name="Standard">Salto de línea</text:p>
          </table:table-cell>
          <table:table-cell table:style-name="Tabla2.A1" office:value-type="string">
            <text:p text:style-name="Standard"><text:span text:style-name="Source_20_Text"><text:span text:style-name="T13">\</text:span></text:span><text:span text:style-name="Source_20_Text"><text:span text:style-name="T20">'</text:span></text:span></text:p>
          </table:table-cell>
          <table:table-cell table:style-name="Tabla2.A1" office:value-type="string">
            <text:p text:style-name="Standard">Carácter comillas simples</text:p>
          </table:table-cell>
        </table:table-row>
        <table:table-row>
          <table:table-cell table:style-name="Tabla2.A1" office:value-type="string">
            <text:p text:style-name="Standard"><text:span text:style-name="Source_20_Text"><text:span text:style-name="T13">\f</text:span></text:span></text:p>
          </table:table-cell>
          <table:table-cell table:style-name="Tabla2.A1" office:value-type="string">
            <text:p text:style-name="Standard">Salto de página</text:p>
          </table:table-cell>
          <table:table-cell table:style-name="Tabla2.A1" office:value-type="string">
            <text:p text:style-name="Standard"><text:span text:style-name="Source_20_Text"><text:span text:style-name="T13">\\</text:span></text:span></text:p>
          </table:table-cell>
          <table:table-cell table:style-name="Tabla2.A1" office:value-type="string">
            <text:p text:style-name="Standard">Barra diagonal</text:p>
          </table:table-cell>
        </table:table-row>
      </table:table>
      <text:p text:style-name="P24"><text:line-break/>Los literales de <text:span text:style-name="T1">cadenas de caracteres</text:span> se indican entre comillas dobles. Se puede incluir cualquier carácter Unicode excepto un carácter de retorno de carro.</text:p>
      <text:p text:style-name="P24">Normalmente, los objetos en Java deben ser creados con la orden new. Sin embargo, los literales String no lo necesitan ya que son objetos que se crean implícitamente por Java.</text:p>
      <text:h text:style-name="Heading_20_2" text:outline-level="2">Operadores y expresiones</text:h>
      <text:p text:style-name="P25">Los operadores llevan a cabo operaciones sobre un conjunto de datos u operandos, representados por literales y/o identificadores. Los operadores pueden ser unarios, binarios o terciarios, según el número de operandos que utilicen sean uno, dos o tres, respectivamente. Los operadores actúan sobre los tipos de datos primitivos y devuelven también un tipo de dato primitivo. Los operadores se combinan con los literales y/o identificadores para formar <text:span text:style-name="T23">expresiones</text:span>. Una <text:span text:style-name="T1">expresión</text:span> es una combinación de operadores y operandos que se evalúa produciendo un único resultado de un tipo determinado. </text:p>
      <text:p text:style-name="P25"><text:soft-page-break/>El resultado de una expresión puede ser usado como parte de otra expresión o en una sentencia o instrucción. Las expresiones, combinadas con algunas palabras reservadas o por sí mismas, forman las llamadas <text:span text:style-name="T1">sentencias</text:span> o <text:span text:style-name="T1">instrucciones</text:span>. Ej. <text:span text:style-name="T15">suma = i + 1; </text:span></text:p>
      <text:h text:style-name="Heading_20_3" text:outline-level="3">Operadores aritméticos</text:h>
      <text:p text:style-name="P26">Los operadores aritméticos son aquellos operados que combinados con los operandos forman expresiones matemáticas o aritméticas. </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Table_20_Heading">Operador</text:p>
            </table:table-cell>
            <table:table-cell table:style-name="Tabla3.A1" office:value-type="string">
              <text:p text:style-name="Table_20_Heading">Operación Java</text:p>
            </table:table-cell>
            <table:table-cell table:style-name="Tabla3.A1" office:value-type="string">
              <text:p text:style-name="Table_20_Heading">Expresión Java</text:p>
            </table:table-cell>
            <table:table-cell table:style-name="Tabla3.A1" office:value-type="string">
              <text:p text:style-name="Table_20_Heading">Resultado</text:p>
            </table:table-cell>
          </table:table-row>
        </table:table-header-rows>
        <table:table-row>
          <table:table-cell table:style-name="Tabla3.A1" office:value-type="string">
            <text:p text:style-name="Table_20_Contents">-</text:p>
          </table:table-cell>
          <table:table-cell table:style-name="Tabla3.A1" office:value-type="string">
            <text:p text:style-name="Table_20_Contents">Operador unario de cambio de signo</text:p>
          </table:table-cell>
          <table:table-cell table:style-name="Tabla3.A1" office:value-type="string">
            <text:p text:style-name="Table_20_Contents">-10</text:p>
          </table:table-cell>
          <table:table-cell table:style-name="Tabla3.A1" office:value-type="string">
            <text:p text:style-name="Table_20_Contents">-10</text:p>
          </table:table-cell>
        </table:table-row>
        <table:table-row>
          <table:table-cell table:style-name="Tabla3.A1" office:value-type="string">
            <text:p text:style-name="Table_20_Contents">+</text:p>
          </table:table-cell>
          <table:table-cell table:style-name="Tabla3.A1" office:value-type="string">
            <text:p text:style-name="Table_20_Contents">Adición</text:p>
          </table:table-cell>
          <table:table-cell table:style-name="Tabla3.A1" office:value-type="string">
            <text:p text:style-name="Table_20_Contents">1.2 + 9.3</text:p>
          </table:table-cell>
          <table:table-cell table:style-name="Tabla3.A1" office:value-type="string">
            <text:p text:style-name="Table_20_Contents">10.5</text:p>
          </table:table-cell>
        </table:table-row>
        <table:table-row>
          <table:table-cell table:style-name="Tabla3.A1" office:value-type="string">
            <text:p text:style-name="Table_20_Contents">-</text:p>
          </table:table-cell>
          <table:table-cell table:style-name="Tabla3.A1" office:value-type="string">
            <text:p text:style-name="Table_20_Contents">Sustracción</text:p>
          </table:table-cell>
          <table:table-cell table:style-name="Tabla3.A1" office:value-type="string">
            <text:p text:style-name="Table_20_Contents">312.5 – 12.3</text:p>
          </table:table-cell>
          <table:table-cell table:style-name="Tabla3.A1" office:value-type="string">
            <text:p text:style-name="Table_20_Contents">300.2</text:p>
          </table:table-cell>
        </table:table-row>
        <table:table-row>
          <table:table-cell table:style-name="Tabla3.A1" office:value-type="string">
            <text:p text:style-name="Table_20_Contents">* </text:p>
          </table:table-cell>
          <table:table-cell table:style-name="Tabla3.A1" office:value-type="string">
            <text:p text:style-name="Table_20_Contents">Multiplicación</text:p>
          </table:table-cell>
          <table:table-cell table:style-name="Tabla3.A1" office:value-type="string">
            <text:p text:style-name="Table_20_Contents">1.7 * 1.2</text:p>
          </table:table-cell>
          <table:table-cell table:style-name="Tabla3.A1" office:value-type="string">
            <text:p text:style-name="Table_20_Contents">1.02</text:p>
          </table:table-cell>
        </table:table-row>
        <table:table-row>
          <table:table-cell table:style-name="Tabla3.A1" office:value-type="string">
            <text:p text:style-name="Table_20_Contents">/</text:p>
          </table:table-cell>
          <table:table-cell table:style-name="Tabla3.A1" office:value-type="string">
            <text:p text:style-name="Table_20_Contents">División (entera o real)</text:p>
          </table:table-cell>
          <table:table-cell table:style-name="Tabla3.A1" office:value-type="string">
            <text:p text:style-name="Table_20_Contents">0.5 / 0.2</text:p>
          </table:table-cell>
          <table:table-cell table:style-name="Tabla3.A1" office:value-type="string">
            <text:p text:style-name="Table_20_Contents">2.5</text:p>
          </table:table-cell>
        </table:table-row>
        <table:table-row>
          <table:table-cell table:style-name="Tabla3.A1" office:value-type="string">
            <text:p text:style-name="Table_20_Contents"><text:span text:style-name="Strong_20_Emphasis">%</text:span></text:p>
          </table:table-cell>
          <table:table-cell table:style-name="Tabla3.A1" office:value-type="string">
            <text:p text:style-name="Table_20_Contents">Resto de la división entera</text:p>
          </table:table-cell>
          <table:table-cell table:style-name="Tabla3.A1" office:value-type="string">
            <text:p text:style-name="Table_20_Contents">25 % 3</text:p>
          </table:table-cell>
          <table:table-cell table:style-name="Tabla3.A1" office:value-type="string">
            <text:p text:style-name="Table_20_Contents">1</text:p>
          </table:table-cell>
        </table:table-row>
      </table:table>
      <text:p text:style-name="P26"><text:line-break/>El resultado de este tipo de expresiones depende de los operandos que utilicen: </text:p>
      <table:table table:name="Tabla4" table:style-name="Tabla4">
        <table:table-column table:style-name="Tabla4.A"/>
        <table:table-column table:style-name="Tabla4.B"/>
        <table:table-header-rows>
          <table:table-row>
            <table:table-cell table:style-name="Tabla4.A1" office:value-type="string">
              <text:p text:style-name="Table_20_Heading">Tipo de los operandos</text:p>
            </table:table-cell>
            <table:table-cell table:style-name="Tabla4.A1" office:value-type="string">
              <text:p text:style-name="Table_20_Heading">Resultado</text:p>
            </table:table-cell>
          </table:table-row>
        </table:table-header-rows>
        <table:table-row>
          <table:table-cell table:style-name="Tabla4.A1" office:value-type="string">
            <text:p text:style-name="Table_20_Contents">Un operando de tipo <text:span text:style-name="Source_20_Text">long</text:span> y ninguno real (<text:span text:style-name="Source_20_Text">float</text:span> o <text:span text:style-name="Source_20_Text">double</text:span>)</text:p>
          </table:table-cell>
          <table:table-cell table:style-name="Tabla4.A1" office:value-type="string">
            <text:p text:style-name="Table_20_Contents"><text:span text:style-name="Source_20_Text">long</text:span></text:p>
          </table:table-cell>
        </table:table-row>
        <table:table-row>
          <table:table-cell table:style-name="Tabla4.A1" office:value-type="string">
            <text:p text:style-name="Table_20_Contents">Ningún operando de tipo <text:span text:style-name="Source_20_Text">long</text:span> ni real (<text:span text:style-name="Source_20_Text">float</text:span> o <text:span text:style-name="Source_20_Text">double</text:span>)</text:p>
          </table:table-cell>
          <table:table-cell table:style-name="Tabla4.A1" office:value-type="string">
            <text:p text:style-name="Table_20_Contents"><text:span text:style-name="Source_20_Text">int</text:span></text:p>
          </table:table-cell>
        </table:table-row>
        <table:table-row>
          <table:table-cell table:style-name="Tabla4.A1" office:value-type="string">
            <text:p text:style-name="Table_20_Contents">Al menos un operando de tipo <text:span text:style-name="Source_20_Text">double</text:span></text:p>
          </table:table-cell>
          <table:table-cell table:style-name="Tabla4.A1" office:value-type="string">
            <text:p text:style-name="Table_20_Contents"><text:span text:style-name="Source_20_Text">double</text:span></text:p>
          </table:table-cell>
        </table:table-row>
        <table:table-row>
          <table:table-cell table:style-name="Tabla4.A1" office:value-type="string">
            <text:p text:style-name="Table_20_Contents">Al menos un operando de tipo <text:span text:style-name="Source_20_Text">float</text:span> y ninguno <text:span text:style-name="Source_20_Text">double</text:span></text:p>
          </table:table-cell>
          <table:table-cell table:style-name="Tabla4.A1" office:value-type="string">
            <text:p text:style-name="Table_20_Contents"><text:span text:style-name="Source_20_Text">float</text:span></text:p>
          </table:table-cell>
        </table:table-row>
      </table:table>
      <text:p text:style-name="P26"><text:line-break/>Los operadores unarios incrementales y decrementales. Producen un resultado del mismo tipo que el operando, y podemos utilizarlos con notación prefija, si el operador aparece antes que el operando, o notación postfija, si el operador aparece después del operando. </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ipo <text:span text:style-name="T27">de </text:span>operador</text:p>
            </table:table-cell>
            <table:table-cell table:style-name="Tabla5.B1" table:number-columns-spanned="2" office:value-type="string">
              <text:p text:style-name="Table_20_Heading">Expresión Java</text:p>
            </table:table-cell>
            <table:covered-table-cell/>
          </table:table-row>
        </table:table-header-rows>
        <table:table-row table:style-name="Tabla5.2">
          <table:table-cell table:style-name="Tabla5.A2" office:value-type="string">
            <text:p text:style-name="Table_20_Heading">++ (incremental)</text:p>
          </table:table-cell>
          <table:table-cell table:style-name="Tabla5.A2" office:value-type="string">
            <text:p text:style-name="Text_20_body"><text:span text:style-name="T1">Prefija</text:span>: <text:line-break/><text:span text:style-name="T15">x=3; y=++x;<text:line-break/>// x vale 4 e y vale 4</text:span></text:p>
          </table:table-cell>
          <table:table-cell table:style-name="Tabla5.C2" office:value-type="string">
            <text:p text:style-name="Text_20_body"><text:span text:style-name="T1">Postfija</text:span>:<text:line-break/><text:span text:style-name="T15">x=3; y=x++;<text:line-break/>// x vale 4 e y vale 3</text:span></text:p>
          </table:table-cell>
        </table:table-row>
        <table:table-row>
          <table:table-cell table:style-name="Tabla5.A2" office:value-type="string">
            <text:p text:style-name="Table_20_Heading">--(decremental) </text:p>
          </table:table-cell>
          <table:table-cell table:style-name="Tabla5.C2" table:number-columns-spanned="2" office:value-type="string">
            <text:p text:style-name="Table_20_Contents"><text:span text:style-name="T15">5--</text:span> // el resultado es 4</text:p>
          </table:table-cell>
          <table:covered-table-cell/>
        </table:table-row>
      </table:table>
      <text:h text:style-name="P48" text:outline-level="3">Operadores de asignación</text:h>
      <text:p text:style-name="P27">Permite al programa darle un valor a una variable. El operador <text:span text:style-name="T1">=</text:span> es el más usado.</text:p>
      <text:p text:style-name="P27">Los operadores combinados permiten abreviar o reducir ciertas expresiones. </text:p>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41">Operador</text:p>
            </table:table-cell>
            <table:table-cell table:style-name="Tabla6.A1" office:value-type="string">
              <text:p text:style-name="P41">Ejemplo en Java</text:p>
            </table:table-cell>
            <table:table-cell table:style-name="Tabla6.A1" office:value-type="string">
              <text:p text:style-name="P41">Expresión equivalente </text:p>
            </table:table-cell>
          </table:table-row>
        </table:table-header-rows>
        <table:table-row>
          <table:table-cell table:style-name="Tabla6.A1" office:value-type="string">
            <text:p text:style-name="Table_20_Contents"><text:span text:style-name="Source_20_Text"><text:span text:style-name="T15">+=</text:span></text:span></text:p>
          </table:table-cell>
          <table:table-cell table:style-name="Tabla6.A1" office:value-type="string">
            <text:p text:style-name="Table_20_Contents"><text:span text:style-name="Source_20_Text"><text:span text:style-name="T15">op1 += op2</text:span></text:span></text:p>
          </table:table-cell>
          <table:table-cell table:style-name="Tabla6.A1" office:value-type="string">
            <text:p text:style-name="Table_20_Contents"><text:span text:style-name="Source_20_Text"><text:span text:style-name="T15">op1 = op1 + op2</text:span></text:span></text:p>
          </table:table-cell>
        </table:table-row>
        <table:table-row>
          <table:table-cell table:style-name="Tabla6.A1" office:value-type="string">
            <text:p text:style-name="Table_20_Contents"><text:span text:style-name="Source_20_Text"><text:span text:style-name="T15">-=</text:span></text:span></text:p>
          </table:table-cell>
          <table:table-cell table:style-name="Tabla6.A1" office:value-type="string">
            <text:p text:style-name="Table_20_Contents"><text:span text:style-name="Source_20_Text"><text:span text:style-name="T15">op1 -= op2</text:span></text:span></text:p>
          </table:table-cell>
          <table:table-cell table:style-name="Tabla6.A1" office:value-type="string">
            <text:p text:style-name="Table_20_Contents"><text:span text:style-name="Source_20_Text"><text:span text:style-name="T15">op1 = op1 - op2</text:span></text:span></text:p>
          </table:table-cell>
        </table:table-row>
        <table:table-row>
          <table:table-cell table:style-name="Tabla6.A1" office:value-type="string">
            <text:p text:style-name="Table_20_Contents"><text:span text:style-name="Source_20_Text"><text:span text:style-name="T15">*=</text:span></text:span></text:p>
          </table:table-cell>
          <table:table-cell table:style-name="Tabla6.A1" office:value-type="string">
            <text:p text:style-name="Table_20_Contents"><text:span text:style-name="Source_20_Text"><text:span text:style-name="T15">op1 *= op2</text:span></text:span></text:p>
          </table:table-cell>
          <table:table-cell table:style-name="Tabla6.A1" office:value-type="string">
            <text:p text:style-name="Table_20_Contents"><text:span text:style-name="Source_20_Text"><text:span text:style-name="T15">op1 = op1 * op2</text:span></text:span></text:p>
          </table:table-cell>
        </table:table-row>
        <table:table-row>
          <table:table-cell table:style-name="Tabla6.A1" office:value-type="string">
            <text:p text:style-name="Table_20_Contents"><text:span text:style-name="Source_20_Text"><text:span text:style-name="T15">/=</text:span></text:span></text:p>
          </table:table-cell>
          <table:table-cell table:style-name="Tabla6.A1" office:value-type="string">
            <text:p text:style-name="Table_20_Contents"><text:span text:style-name="Source_20_Text"><text:span text:style-name="T15">op1 /= op2</text:span></text:span></text:p>
          </table:table-cell>
          <table:table-cell table:style-name="Tabla6.A1" office:value-type="string">
            <text:p text:style-name="Table_20_Contents"><text:span text:style-name="Source_20_Text"><text:span text:style-name="T15">op1 = op1 / op2</text:span></text:span></text:p>
          </table:table-cell>
        </table:table-row>
        <table:table-row>
          <table:table-cell table:style-name="Tabla6.A1" office:value-type="string">
            <text:p text:style-name="Table_20_Contents"><text:span text:style-name="Source_20_Text"><text:span text:style-name="T15">%=</text:span></text:span></text:p>
          </table:table-cell>
          <table:table-cell table:style-name="Tabla6.A1" office:value-type="string">
            <text:p text:style-name="Table_20_Contents"><text:span text:style-name="Source_20_Text"><text:span text:style-name="T15">op1 %= op2</text:span></text:span></text:p>
          </table:table-cell>
          <table:table-cell table:style-name="Tabla6.A1" office:value-type="string">
            <text:p text:style-name="Table_20_Contents"><text:span text:style-name="Source_20_Text"><text:span text:style-name="T15">op1 = op1 % op2</text:span></text:span></text:p>
          </table:table-cell>
        </table:table-row>
      </table:table>
      <text:p text:style-name="P27"/>
      <text:h text:style-name="Heading_20_3" text:outline-level="3"><text:soft-page-break/>Operador condicional</text:h>
      <text:p text:style-name="P28">El operador condicional ?: sirve para evaluar una condición y devolver un resultado en función de si es verdadera o falsa dicha condición. Es el único operador ternario de Java, y como tal, necesita tres operandos para formar una expresión. <text:span text:style-name="T24">Sustituye a if... then... else</text:span>. <text:span text:style-name="T15">condición ? exp1 : exp2</text:span></text:p>
      <text:p text:style-name="P28">Ej. <text:span text:style-name="T19">(x&gt;y)?x:y;</text:span><text:span text:style-name="T1"> </text:span>Se evalúa la condición de si x es mayor que y, en caso afirmativo se devuelve el valor de la variable x, y en caso contrario se devuelve el valor de y.</text:p>
      <text:h text:style-name="Heading_20_3" text:outline-level="3">Operadores de relación</text:h>
      <text:p text:style-name="P29">Los operadores relacionales se utilizan para comparar datos de tipo primitivo (numérico, carácter y booleano). El resultado se utilizará en otras expresiones o sentencias, que ejecutarán una acción u otra en función de si se cumple o no la relación. Estas expresiones en Java dan siempre como resultado un valor booleano true o false.</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Operador</text:p>
            </table:table-cell>
            <table:table-cell table:style-name="Tabla7.A1" office:value-type="string">
              <text:p text:style-name="Table_20_Heading">Ejemplo en Java</text:p>
            </table:table-cell>
            <table:table-cell table:style-name="Tabla7.A1" office:value-type="string">
              <text:p text:style-name="Table_20_Heading">Significado</text:p>
            </table:table-cell>
          </table:table-row>
        </table:table-header-rows>
        <table:table-row>
          <table:table-cell table:style-name="Tabla7.A1" office:value-type="string">
            <text:p text:style-name="Table_20_Contents"><text:span text:style-name="Source_20_Text"><text:span text:style-name="T15">==</text:span></text:span></text:p>
          </table:table-cell>
          <table:table-cell table:style-name="Tabla7.A1" office:value-type="string">
            <text:p text:style-name="Table_20_Contents"><text:span text:style-name="Source_20_Text"><text:span text:style-name="T15">op1 == op2</text:span></text:span></text:p>
          </table:table-cell>
          <table:table-cell table:style-name="Tabla7.A1" office:value-type="string">
            <text:p text:style-name="Table_20_Contents">op1 igual a op2</text:p>
          </table:table-cell>
        </table:table-row>
        <table:table-row>
          <table:table-cell table:style-name="Tabla7.A1" office:value-type="string">
            <text:p text:style-name="Table_20_Contents"><text:span text:style-name="Source_20_Text"><text:span text:style-name="T15">!=</text:span></text:span></text:p>
          </table:table-cell>
          <table:table-cell table:style-name="Tabla7.A1" office:value-type="string">
            <text:p text:style-name="Table_20_Contents"><text:span text:style-name="Source_20_Text"><text:span text:style-name="T15">op1 != op2</text:span></text:span></text:p>
          </table:table-cell>
          <table:table-cell table:style-name="Tabla7.A1" office:value-type="string">
            <text:p text:style-name="Table_20_Contents">op1 distinto de op2</text:p>
          </table:table-cell>
        </table:table-row>
        <table:table-row>
          <table:table-cell table:style-name="Tabla7.A1" office:value-type="string">
            <text:p text:style-name="Table_20_Contents"><text:span text:style-name="Source_20_Text"><text:span text:style-name="T15">&gt;</text:span></text:span></text:p>
          </table:table-cell>
          <table:table-cell table:style-name="Tabla7.A1" office:value-type="string">
            <text:p text:style-name="Table_20_Contents"><text:span text:style-name="Source_20_Text"><text:span text:style-name="T15">op1 &gt; op2</text:span></text:span></text:p>
          </table:table-cell>
          <table:table-cell table:style-name="Tabla7.A1" office:value-type="string">
            <text:p text:style-name="Table_20_Contents">op1 mayor que op2</text:p>
          </table:table-cell>
        </table:table-row>
        <table:table-row>
          <table:table-cell table:style-name="Tabla7.A1" office:value-type="string">
            <text:p text:style-name="Table_20_Contents"><text:span text:style-name="Source_20_Text"><text:span text:style-name="T15">&lt;</text:span></text:span></text:p>
          </table:table-cell>
          <table:table-cell table:style-name="Tabla7.A1" office:value-type="string">
            <text:p text:style-name="Table_20_Contents"><text:span text:style-name="Source_20_Text"><text:span text:style-name="T15">op1 &lt; op2 </text:span></text:span></text:p>
          </table:table-cell>
          <table:table-cell table:style-name="Tabla7.A1" office:value-type="string">
            <text:p text:style-name="Table_20_Contents">op1 menor que op2 </text:p>
          </table:table-cell>
        </table:table-row>
        <table:table-row>
          <table:table-cell table:style-name="Tabla7.A1" office:value-type="string">
            <text:p text:style-name="Table_20_Contents"><text:span text:style-name="Source_20_Text"><text:span text:style-name="T15">&gt;=</text:span></text:span></text:p>
          </table:table-cell>
          <table:table-cell table:style-name="Tabla7.A1" office:value-type="string">
            <text:p text:style-name="Table_20_Contents"><text:span text:style-name="Source_20_Text"><text:span text:style-name="T15">op1 &gt;= op2 </text:span></text:span></text:p>
          </table:table-cell>
          <table:table-cell table:style-name="Tabla7.A1" office:value-type="string">
            <text:p text:style-name="Table_20_Contents">op1 mayor o igual que op2 </text:p>
          </table:table-cell>
        </table:table-row>
        <table:table-row>
          <table:table-cell table:style-name="Tabla7.A1" office:value-type="string">
            <text:p text:style-name="Table_20_Contents"><text:span text:style-name="Source_20_Text"><text:span text:style-name="T15">&lt;=</text:span></text:span></text:p>
          </table:table-cell>
          <table:table-cell table:style-name="Tabla7.A1" office:value-type="string">
            <text:p text:style-name="Table_20_Contents"><text:span text:style-name="Source_20_Text"><text:span text:style-name="T15">op1 &lt;= op2 </text:span></text:span></text:p>
          </table:table-cell>
          <table:table-cell table:style-name="Tabla7.A1" office:value-type="string">
            <text:p text:style-name="Table_20_Contents">op1 menor o igual que op2 </text:p>
          </table:table-cell>
        </table:table-row>
      </table:table>
      <text:h text:style-name="Heading_20_3" text:outline-level="3">Operadores lógicos</text:h>
      <text:p text:style-name="P30">Los operadores lógicos realizan operaciones sobre valores booleanos, o resultados de expresiones relacionales, dando como resultado un valor booleano. </text:p>
      <text:p text:style-name="P30">Existen ciertos casos en los que el segundo operando de una expresión lógica no se evalúa para ahorrar tiempo de ejecución, porque con el primero ya es suficiente para saber cuál va a ser el resultado de la expresión. Por ejemplo, en la expresión a &amp;&amp; b si a es falso, puesto que ya se sabe que la condición de que ambos sean verdadero no se va a cumplir. En estos casos es más conveniente colocar el operando más propenso a ser falso en el lado de la izquierda. Igual ocurre con el operador ||, en cuyo caso es más favorable colocar el operando más propenso a ser verdadero en el lado izquierd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Operador</text:p>
            </table:table-cell>
            <table:table-cell table:style-name="Tabla8.A1" office:value-type="string">
              <text:p text:style-name="Table_20_Heading">Ejemplo en Java</text:p>
            </table:table-cell>
            <table:table-cell table:style-name="Tabla8.A1" office:value-type="string">
              <text:p text:style-name="Table_20_Heading">Significado </text:p>
            </table:table-cell>
          </table:table-row>
        </table:table-header-rows>
        <table:table-row>
          <table:table-cell table:style-name="Tabla8.A1" office:value-type="string">
            <text:p text:style-name="Table_20_Contents"><text:span text:style-name="Source_20_Text"><text:span text:style-name="T15">!</text:span></text:span></text:p>
          </table:table-cell>
          <table:table-cell table:style-name="Tabla8.A1" office:value-type="string">
            <text:p text:style-name="P8">!op </text:p>
          </table:table-cell>
          <table:table-cell table:style-name="Tabla8.A1" office:value-type="string">
            <text:p text:style-name="Table_20_Contents">Devuelve true si el operando es false y viceversa. </text:p>
          </table:table-cell>
        </table:table-row>
        <table:table-row>
          <table:table-cell table:style-name="Tabla8.A1" office:value-type="string">
            <text:p text:style-name="Table_20_Contents"><text:span text:style-name="Source_20_Text"><text:span text:style-name="T15">&amp; </text:span></text:span></text:p>
          </table:table-cell>
          <table:table-cell table:style-name="Tabla8.A1" office:value-type="string">
            <text:p text:style-name="P8">op1 &amp; op2 </text:p>
          </table:table-cell>
          <table:table-cell table:style-name="Tabla8.A1" office:value-type="string">
            <text:p text:style-name="Table_20_Contents">Devuelve true si op1 y op2 son true </text:p>
          </table:table-cell>
        </table:table-row>
        <table:table-row>
          <table:table-cell table:style-name="Tabla8.A1" office:value-type="string">
            <text:p text:style-name="Table_20_Contents"><text:span text:style-name="Source_20_Text"><text:span text:style-name="T15">| </text:span></text:span></text:p>
          </table:table-cell>
          <table:table-cell table:style-name="Tabla8.A1" office:value-type="string">
            <text:p text:style-name="P8">op1 | op2 </text:p>
          </table:table-cell>
          <table:table-cell table:style-name="Tabla8.A1" office:value-type="string">
            <text:p text:style-name="Table_20_Contents">Devuelve true si op1 u op2 son true </text:p>
          </table:table-cell>
        </table:table-row>
        <table:table-row>
          <table:table-cell table:style-name="Tabla8.A1" office:value-type="string">
            <text:p text:style-name="Table_20_Contents"><text:span text:style-name="Source_20_Text"><text:span text:style-name="T15">^ </text:span></text:span></text:p>
          </table:table-cell>
          <table:table-cell table:style-name="Tabla8.A1" office:value-type="string">
            <text:p text:style-name="P8">op1 ^ op2 </text:p>
          </table:table-cell>
          <table:table-cell table:style-name="Tabla8.A1" office:value-type="string">
            <text:p text:style-name="Table_20_Contents">Devuelve true si sólo uno de los operandos es true </text:p>
          </table:table-cell>
        </table:table-row>
        <table:table-row>
          <table:table-cell table:style-name="Tabla8.A1" office:value-type="string">
            <text:p text:style-name="Table_20_Contents"><text:span text:style-name="Source_20_Text"><text:span text:style-name="T15">&amp;&amp; </text:span></text:span></text:p>
          </table:table-cell>
          <table:table-cell table:style-name="Tabla8.A1" office:value-type="string">
            <text:p text:style-name="P8">op1 &amp;&amp; op2 </text:p>
          </table:table-cell>
          <table:table-cell table:style-name="Tabla8.A1" office:value-type="string">
            <text:p text:style-name="Table_20_Contents">Igual que &amp;, pero si op1 es false ya no se evalúa op2 </text:p>
          </table:table-cell>
        </table:table-row>
        <table:table-row>
          <table:table-cell table:style-name="Tabla8.A1" office:value-type="string">
            <text:p text:style-name="Table_20_Contents"><text:span text:style-name="Source_20_Text"><text:span text:style-name="T15">|| </text:span></text:span></text:p>
          </table:table-cell>
          <table:table-cell table:style-name="Tabla8.A1" office:value-type="string">
            <text:p text:style-name="P8">op1 || op2 </text:p>
          </table:table-cell>
          <table:table-cell table:style-name="Tabla8.A1" office:value-type="string">
            <text:p text:style-name="Table_20_Contents">Igual que |, pero si op1 es true ya no se evalúa op2 </text:p>
          </table:table-cell>
        </table:table-row>
      </table:table>
      <text:h text:style-name="Heading_20_3" text:outline-level="3">Operadores de bits</text:h>
      <text:p text:style-name="P31">Los operadores a nivel de bits se caracterizan porque realizan operaciones sobre números enteros (o char) en su representación binaria, es decir, sobre cada dígito binario. </text:p>
      <text:p text:style-name="P31"><text:soft-page-break/></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Operador</text:p>
            </table:table-cell>
            <table:table-cell table:style-name="Tabla9.A1" office:value-type="string">
              <text:p text:style-name="Table_20_Heading">Ejemplo en Java</text:p>
            </table:table-cell>
            <table:table-cell table:style-name="Tabla9.A1" office:value-type="string">
              <text:p text:style-name="Table_20_Heading">Significado </text:p>
            </table:table-cell>
          </table:table-row>
        </table:table-header-rows>
        <table:table-row>
          <table:table-cell table:style-name="Tabla9.A1" office:value-type="string">
            <text:p text:style-name="Table_20_Contents"><text:span text:style-name="Source_20_Text"><text:span text:style-name="T15">~</text:span></text:span></text:p>
          </table:table-cell>
          <table:table-cell table:style-name="Tabla9.A1" office:value-type="string">
            <text:p text:style-name="P8">~op </text:p>
          </table:table-cell>
          <table:table-cell table:style-name="Tabla9.A1" office:value-type="string">
            <text:p text:style-name="Table_20_Contents">Realiza el complemento binario de op (invierte el valor de cada bit) </text:p>
          </table:table-cell>
        </table:table-row>
        <table:table-row>
          <table:table-cell table:style-name="Tabla9.A1" office:value-type="string">
            <text:p text:style-name="Table_20_Contents"><text:span text:style-name="Source_20_Text"><text:span text:style-name="T15">&amp;</text:span></text:span></text:p>
          </table:table-cell>
          <table:table-cell table:style-name="Tabla9.A1" office:value-type="string">
            <text:p text:style-name="P8">op1 &amp; op2 </text:p>
          </table:table-cell>
          <table:table-cell table:style-name="Tabla9.A1" office:value-type="string">
            <text:p text:style-name="Table_20_Contents">Realiza la operación AND binaria sobre op1 y op2 </text:p>
          </table:table-cell>
        </table:table-row>
        <table:table-row>
          <table:table-cell table:style-name="Tabla9.A1" office:value-type="string">
            <text:p text:style-name="Table_20_Contents"><text:span text:style-name="Source_20_Text"><text:span text:style-name="T15">|</text:span></text:span></text:p>
          </table:table-cell>
          <table:table-cell table:style-name="Tabla9.A1" office:value-type="string">
            <text:p text:style-name="P8">op1 | op2 </text:p>
          </table:table-cell>
          <table:table-cell table:style-name="Tabla9.A1" office:value-type="string">
            <text:p text:style-name="Table_20_Contents">Realiza la operación OR binaria sobre op1 y op2 </text:p>
          </table:table-cell>
        </table:table-row>
        <table:table-row>
          <table:table-cell table:style-name="Tabla9.A1" office:value-type="string">
            <text:p text:style-name="Table_20_Contents"><text:span text:style-name="Source_20_Text"><text:span text:style-name="T15">^</text:span></text:span></text:p>
          </table:table-cell>
          <table:table-cell table:style-name="Tabla9.A1" office:value-type="string">
            <text:p text:style-name="P8">op1 ^ op2 </text:p>
          </table:table-cell>
          <table:table-cell table:style-name="Tabla9.A1" office:value-type="string">
            <text:p text:style-name="Table_20_Contents">Realiza la operación OR-exclusivo (XOR) binaria sobre op1 y op2 </text:p>
          </table:table-cell>
        </table:table-row>
        <table:table-row>
          <table:table-cell table:style-name="Tabla9.A1" office:value-type="string">
            <text:p text:style-name="Table_20_Contents"><text:span text:style-name="Source_20_Text"><text:span text:style-name="T15">&lt;&lt;</text:span></text:span></text:p>
          </table:table-cell>
          <table:table-cell table:style-name="Tabla9.A1" office:value-type="string">
            <text:p text:style-name="P8">op1 &lt;&lt; op2 </text:p>
          </table:table-cell>
          <table:table-cell table:style-name="Tabla9.A1" office:value-type="string">
            <text:p text:style-name="Table_20_Contents">Desplaza op2 veces hacia la izquierda los bits de op1 </text:p>
          </table:table-cell>
        </table:table-row>
        <table:table-row>
          <table:table-cell table:style-name="Tabla9.A1" office:value-type="string">
            <text:p text:style-name="Table_20_Contents"><text:span text:style-name="Source_20_Text"><text:span text:style-name="T15">&gt;&gt;</text:span></text:span></text:p>
          </table:table-cell>
          <table:table-cell table:style-name="Tabla9.A1" office:value-type="string">
            <text:p text:style-name="P8">op1 &gt;&gt; op2 </text:p>
          </table:table-cell>
          <table:table-cell table:style-name="Tabla9.A1" office:value-type="string">
            <text:p text:style-name="Table_20_Contents">Desplaza op2 veces hacia la derecha los bits de op1 </text:p>
          </table:table-cell>
        </table:table-row>
        <table:table-row>
          <table:table-cell table:style-name="Tabla9.A1" office:value-type="string">
            <text:p text:style-name="Table_20_Contents"><text:span text:style-name="Source_20_Text"><text:span text:style-name="T15">&gt;&gt;&gt;</text:span></text:span></text:p>
          </table:table-cell>
          <table:table-cell table:style-name="Tabla9.A1" office:value-type="string">
            <text:p text:style-name="P8">op1 &gt;&gt;&gt; op2 </text:p>
          </table:table-cell>
          <table:table-cell table:style-name="Tabla9.A1" office:value-type="string">
            <text:p text:style-name="Table_20_Contents">Desplaza op2 (en positivo) veces hacia la derecha los bits de op1 </text:p>
          </table:table-cell>
        </table:table-row>
      </table:table>
      <text:h text:style-name="Heading_20_3" text:outline-level="3">Trabajando con cadenas</text:h>
      <text:p text:style-name="P32">Para aplicar una operación a una variable de tipo String, escribiremos su nombre seguido de la operación, separados por un punto. Entre las principales operaciones que podemos utilizar para trabajar con cadenas de caracteres están las siguientes: </text:p>
      <text:list xml:id="list629554117" text:style-name="L5">
        <text:list-item>
          <text:p text:style-name="P63">Creación. Como hemos visto en el apartado de literales, podemos crear una variable de tipo String simplemente asignándole una cadena de caracteres encerrada entre comillas dobles. </text:p>
        </text:list-item>
        <text:list-item>
          <text:p text:style-name="P63">Obtención de longitud. Si necesitamos saber la longitud de un String, utilizaremos length(). </text:p>
        </text:list-item>
        <text:list-item>
          <text:p text:style-name="P64">Concatenación. Se utiliza el operador + o el método concat() para concatenar cadenas de caracteres. </text:p>
        </text:list-item>
        <text:list-item>
          <text:p text:style-name="P64">Comparación. El método equals() nos devuelve un valor booleano que indica si las cadenas comparadas son o no iguales. El método equalsIgnoreCase() hace lo propio, ignorando las mayúsculas de las cadenas a considerar. </text:p>
        </text:list-item>
        <text:list-item>
          <text:p text:style-name="P63">Obtención de subcadenas. Podemos obtener cadenas derivadas de una cadena original con el método substring(), al cual le debemos indicar el inicio y el fin de la subcadena a obtener. </text:p>
        </text:list-item>
        <text:list-item>
          <text:p text:style-name="P63">Cambio a mayúsculas/minúsculas. Los métodos toUpperCase() y toLowerCase() devuelven una nueva variable que transforma en mayúsculas o minúsculas, la variable inicial. </text:p>
        </text:list-item>
        <text:list-item>
          <text:p text:style-name="P63">Valueof. Utilizaremos este método para convertir un tipo de dato primitivo (int, long, float, etc.) a una variable de tipo String.</text:p>
        </text:list-item>
      </text:list>
      <text:h text:style-name="Heading_20_3" text:outline-level="3">Precedencia de operaciones</text:h>
      <text:p text:style-name="P33">El orden de precedencia de los operadores determina la secuencia en que deben realizarse las operaciones cuando en una expresión intervienen operadores de distinto tipo. Coinciden con las reglas de las expresiones del álgebra convencional.</text:p>
      <text:list xml:id="list145468208" text:style-name="L6">
        <text:list-item>
          <text:p text:style-name="P65">La multiplicación, división y resto de una operación se evalúan primero. </text:p>
        </text:list-item>
      </text:list>
      <text:p text:style-name="P34">Si dentro de la misma expresión tengo varias operaciones de este tipo, empezaré evaluándolas de izquierda a derecha. </text:p>
      <text:list xml:id="list3363501232" text:style-name="L7">
        <text:list-item>
          <text:p text:style-name="P66">La suma y la resta se aplican después que las anteriores. De la misma forma, si dentro de la misma expresión tengo varias sumas y restas empezaré evaluándolas de izquierda a derecha.</text:p>
        </text:list-item>
      </text:list>
      <text:p text:style-name="P33">La asociatividad de los operadores indica qué operador se evalúa antes, en condiciones de igualdad <text:soft-page-break/>de precedencia. Los operadores de asignación, el operador condicional (?:), los operadores incrementales (++, --) y el casting son asociativos por la derecha. El resto de operadores son asociativos por la izquierda.</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Table_20_Heading">Operador</text:p>
            </table:table-cell>
            <table:table-cell table:style-name="Tabla10.B1" office:value-type="string">
              <text:p text:style-name="Table_20_Heading">Tipo</text:p>
            </table:table-cell>
            <table:table-cell table:style-name="Tabla10.C1" office:value-type="string">
              <text:p text:style-name="Table_20_Heading">Asociatividad</text:p>
            </table:table-cell>
          </table:table-row>
        </table:table-header-rows>
        <table:table-row>
          <table:table-cell table:style-name="Tabla10.A2" office:value-type="string">
            <text:p text:style-name="Table_20_Contents"><text:span text:style-name="Source_20_Text"><text:span text:style-name="T15">++ -- </text:span></text:span></text:p>
          </table:table-cell>
          <table:table-cell table:style-name="Tabla10.B2" office:value-type="string">
            <text:p text:style-name="Table_20_Contents">Unario, notación postfija </text:p>
          </table:table-cell>
          <table:table-cell table:style-name="Tabla10.C2" office:value-type="string">
            <text:p text:style-name="Table_20_Contents">Derecha </text:p>
          </table:table-cell>
        </table:table-row>
        <table:table-row>
          <table:table-cell table:style-name="Tabla10.A2" office:value-type="string">
            <text:p text:style-name="Table_20_Contents"><text:span text:style-name="Source_20_Text"><text:span text:style-name="T15">++ -- + -</text:span></text:span><text:span text:style-name="T15"><text:line-break/></text:span><text:span text:style-name="Source_20_Text"><text:span text:style-name="T15">(cast) ! ~ </text:span></text:span></text:p>
          </table:table-cell>
          <table:table-cell table:style-name="Tabla10.B2" office:value-type="string">
            <text:p text:style-name="Table_20_Contents">Unario, notación prefija </text:p>
          </table:table-cell>
          <table:table-cell table:style-name="Tabla10.C2" office:value-type="string">
            <text:p text:style-name="Table_20_Contents">Derecha </text:p>
          </table:table-cell>
        </table:table-row>
        <table:table-row>
          <table:table-cell table:style-name="Tabla10.A2" office:value-type="string">
            <text:p text:style-name="Table_20_Contents"><text:span text:style-name="Source_20_Text"><text:span text:style-name="T15">* / % </text:span></text:span></text:p>
          </table:table-cell>
          <table:table-cell table:style-name="Tabla10.B2" office:value-type="string">
            <text:p text:style-name="Table_20_Contents">Aritmético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 - </text:span></text:span></text:p>
          </table:table-cell>
          <table:table-cell table:style-name="Tabla10.B2" office:value-type="string">
            <text:p text:style-name="Table_20_Contents">Aritmético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lt;&lt; &gt;&gt; &gt;&gt;&gt; </text:span></text:span></text:p>
          </table:table-cell>
          <table:table-cell table:style-name="Tabla10.B2" office:value-type="string">
            <text:p text:style-name="Table_20_Contents">Bit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lt; &lt;= &gt; &gt;=</text:span></text:span></text:p>
          </table:table-cell>
          <table:table-cell table:style-name="Tabla10.B2" office:value-type="string">
            <text:p text:style-name="Table_20_Contents">Relacionale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 != </text:span></text:span></text:p>
          </table:table-cell>
          <table:table-cell table:style-name="Tabla10.B2" office:value-type="string">
            <text:p text:style-name="Table_20_Contents">Relacionale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amp; </text:span></text:span></text:p>
          </table:table-cell>
          <table:table-cell table:style-name="Tabla10.B2" office:value-type="string">
            <text:p text:style-name="Table_20_Contents">Lógico, Bit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 </text:span></text:span></text:p>
          </table:table-cell>
          <table:table-cell table:style-name="Tabla10.B2" office:value-type="string">
            <text:p text:style-name="Table_20_Contents">Lógico, Bit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 </text:span></text:span></text:p>
          </table:table-cell>
          <table:table-cell table:style-name="Tabla10.B2" office:value-type="string">
            <text:p text:style-name="Table_20_Contents">Lógico, Bits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amp;&amp; </text:span></text:span></text:p>
          </table:table-cell>
          <table:table-cell table:style-name="Tabla10.B2" office:value-type="string">
            <text:p text:style-name="Table_20_Contents">Lógico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 </text:span></text:span></text:p>
          </table:table-cell>
          <table:table-cell table:style-name="Tabla10.B2" office:value-type="string">
            <text:p text:style-name="Table_20_Contents">Lógico </text:p>
          </table:table-cell>
          <table:table-cell table:style-name="Tabla10.C2" office:value-type="string">
            <text:p text:style-name="Table_20_Contents">Izquierda </text:p>
          </table:table-cell>
        </table:table-row>
        <table:table-row>
          <table:table-cell table:style-name="Tabla10.A2" office:value-type="string">
            <text:p text:style-name="Table_20_Contents"><text:span text:style-name="Source_20_Text"><text:span text:style-name="T15">?: </text:span></text:span></text:p>
          </table:table-cell>
          <table:table-cell table:style-name="Tabla10.B2" office:value-type="string">
            <text:p text:style-name="Table_20_Contents">Operador condicional </text:p>
          </table:table-cell>
          <table:table-cell table:style-name="Tabla10.C2" office:value-type="string">
            <text:p text:style-name="Table_20_Contents">Derecha </text:p>
          </table:table-cell>
        </table:table-row>
        <table:table-row>
          <table:table-cell table:style-name="Tabla10.A2" office:value-type="string">
            <text:p text:style-name="Table_20_Contents"><text:span text:style-name="Source_20_Text"><text:span text:style-name="T15">= += -= *=</text:span></text:span><text:span text:style-name="T15"><text:line-break/></text:span><text:span text:style-name="Source_20_Text"><text:span text:style-name="T15">/= %= </text:span></text:span></text:p>
          </table:table-cell>
          <table:table-cell table:style-name="Tabla10.B2" office:value-type="string">
            <text:p text:style-name="Table_20_Contents">Asignación </text:p>
          </table:table-cell>
          <table:table-cell table:style-name="Tabla10.C2" office:value-type="string">
            <text:p text:style-name="Table_20_Contents">Derecha</text:p>
          </table:table-cell>
        </table:table-row>
      </table:table>
      <text:h text:style-name="Heading_20_2" text:outline-level="2">Conversión de tipo</text:h>
      <text:p text:style-name="P35">Si el denominador y el divisor de una división son variables de tipo entero, el resultado será entero y no tendrá decimales. Para que el resultado tenga decimales necesitaremos hacer una conversión de tipo. Existen dos tipos de conversiones: </text:p>
      <text:list xml:id="list4264563960" text:style-name="L8">
        <text:list-item>
          <text:p text:style-name="P67"><text:span text:style-name="T1">Conversiones automáticas</text:span>. Cuando a una variable de un tipo se le asigna un valor de otro tipo numérico con menos bits para su representación, se realiza una conversión automática. En ese caso, el valor se dice que es promocionado al tipo más grande (el de la variable), para poder hacer la asignación. También se realizan conversiones automáticas en las operaciones aritméticas, cuando estamos utilizando valores de distinto tipo, el valor más pequeño se promociona al valor más grande, ya que el tipo mayor siempre podrá representar cualquier valor del tipo menor (por ejemplo, de int a long o de float a double). </text:p>
        </text:list-item>
        <text:list-item>
          <text:p text:style-name="P67"><text:span text:style-name="T1">Conversiones explícitas</text:span>. Cuando hacemos una conversión de un tipo con más bits a un tipo con menos bits. En estos casos debemos indicar que queremos hacer la conversión de manera expresa, ya que se puede producir una pérdida de datos y hemos de ser conscientes de ello. Este tipo de conversiones se realiza con el operador cast, <text:span text:style-name="T25">que es un operador</text:span> unario que se forma colocando delante del valor a convertir el tipo de dato entre paréntesis. Tiene la misma precedencia que el resto de operadores unarios y se asocia de izquierda a derecha. Un valor numérico nunca puede ser asignado a una variable de un tipo menor en rango, si no es con una conversión explícita. Ej. <text:span text:style-name="T15">int a; byte b = (byte) a;</text:span></text:p>
        </text:list-item>
      </text:list>
      <text:p text:style-name="P4">Tabla de conversión de tipos de datos primitivos</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E"/>
        <table:table-column table:style-name="Tabla11.D"/>
        <table:table-column table:style-name="Tabla11.J"/>
        <table:table-column table:style-name="Tabla11.K"/>
        <table:table-column table:style-name="Tabla11.L"/>
        <table:table-row>
          <table:table-cell table:style-name="Tabla11.A1" table:number-rows-spanned="2" table:number-columns-spanned="2" office:value-type="string">
            <text:p text:style-name="P40"/>
          </table:table-cell>
          <table:covered-table-cell/>
          <table:table-cell table:style-name="Tabla11.C1" table:number-columns-spanned="8" office:value-type="string">
            <text:p text:style-name="Table_20_Heading">Tipo destino</text:p>
          </table:table-cell>
          <table:covered-table-cell/>
          <table:covered-table-cell/>
          <table:covered-table-cell/>
          <table:covered-table-cell/>
          <table:covered-table-cell/>
          <table:covered-table-cell/>
          <table:covered-table-cell/>
          <table:table-cell table:style-name="Tabla11.K1" table:number-rows-spanned="10" office:value-type="string">
            <text:p text:style-name="P44"/>
          </table:table-cell>
          <table:table-cell table:style-name="Tabla11.L1" table:number-rows-spanned="10" office:value-type="string">
            <text:p text:style-name="P45"><text:span text:style-name="T1">Descripción</text:span>: </text:p>
            <text:p text:style-name="P45"/>
            <text:p text:style-name="P45"><text:span text:style-name="T1">N</text:span>: Conversión no permitida (un boolean no se puede convertir a ningún otro tipo y </text:p>
            <text:p text:style-name="P45">viceversa). </text:p>
            <text:p text:style-name="P45"/>
            <text:p text:style-name="P45"><text:span text:style-name="T1">CI</text:span>: Conversión implícita o automática. Un asterisco indica que puede haber posible pérdida de datos. </text:p>
            <text:p text:style-name="P45"/>
            <text:p text:style-name="P45"><text:span text:style-name="T1">C</text:span>: Casting de tipos o conversión explícita.</text:p>
          </table:table-cell>
        </table:table-row>
        <table:table-row>
          <table:covered-table-cell table:style-name="Tabla11.A1"/>
          <table:covered-table-cell/>
          <table:table-cell table:style-name="Tabla11.C2" office:value-type="string">
            <text:p text:style-name="Table_20_Heading">boolean<text:bookmark text:name="tdchar"/></text:p>
          </table:table-cell>
          <table:table-cell table:style-name="Tabla11.C2" office:value-type="string">
            <text:p text:style-name="Table_20_Heading">char<text:bookmark text:name="tdbyte"/></text:p>
          </table:table-cell>
          <table:table-cell table:style-name="Tabla11.C2" office:value-type="string">
            <text:p text:style-name="Table_20_Heading">byte<text:bookmark text:name="tdshort"/></text:p>
          </table:table-cell>
          <table:table-cell table:style-name="Tabla11.C2" office:value-type="string">
            <text:p text:style-name="Table_20_Heading">short<text:bookmark text:name="tdint"/></text:p>
          </table:table-cell>
          <table:table-cell table:style-name="Tabla11.C2" office:value-type="string">
            <text:p text:style-name="Table_20_Heading">int<text:bookmark text:name="tdlong"/></text:p>
          </table:table-cell>
          <table:table-cell table:style-name="Tabla11.C2" office:value-type="string">
            <text:p text:style-name="Table_20_Heading">long<text:bookmark text:name="tdfloat"/></text:p>
          </table:table-cell>
          <table:table-cell table:style-name="Tabla11.C2" office:value-type="string">
            <text:p text:style-name="Table_20_Heading">float<text:bookmark text:name="tddouble"/></text:p>
          </table:table-cell>
          <table:table-cell table:style-name="Tabla11.J2" office:value-type="string">
            <text:p text:style-name="P43">double</text:p>
          </table:table-cell>
          <table:covered-table-cell table:style-name="Tabla11.K1"/>
          <table:covered-table-cell table:style-name="Tabla11.L1"/>
        </table:table-row>
        <table:table-row>
          <table:table-cell table:style-name="Tabla11.C2" table:number-rows-spanned="8" office:value-type="string">
            <text:p text:style-name="P42">Tipo</text:p>
            <text:p text:style-name="P42">origen<text:bookmark text:name="toboolean"/></text:p>
          </table:table-cell>
          <table:table-cell table:style-name="Tabla11.C2" office:value-type="string">
            <text:p text:style-name="Table_20_Contents">boolean</text:p>
          </table:table-cell>
          <table:table-cell table:style-name="Tabla11.C2" office:value-type="string">
            <text:p text:style-name="P39">-</text:p>
          </table:table-cell>
          <table:table-cell table:style-name="Tabla11.C2" office:value-type="string">
            <text:p text:style-name="P39">N</text:p>
          </table:table-cell>
          <table:table-cell table:style-name="Tabla11.C2" office:value-type="string">
            <text:p text:style-name="P39">N</text:p>
          </table:table-cell>
          <table:table-cell table:style-name="Tabla11.C2" office:value-type="string">
            <text:p text:style-name="P39">N</text:p>
          </table:table-cell>
          <table:table-cell table:style-name="Tabla11.C2" office:value-type="string">
            <text:p text:style-name="P39">N</text:p>
          </table:table-cell>
          <table:table-cell table:style-name="Tabla11.C2" office:value-type="string">
            <text:p text:style-name="P39">N</text:p>
          </table:table-cell>
          <table:table-cell table:style-name="Tabla11.C2" office:value-type="string">
            <text:p text:style-name="P39">N</text:p>
          </table:table-cell>
          <table:table-cell table:style-name="Tabla11.J2" office:value-type="string">
            <text:p text:style-name="P39">N<text:bookmark text:name="tochar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char</text:p>
          </table:table-cell>
          <table:table-cell table:style-name="Tabla11.C2" office:value-type="string">
            <text:p text:style-name="P39">N</text:p>
          </table:table-cell>
          <table:table-cell table:style-name="Tabla11.C2" office:value-type="string">
            <text:p text:style-name="P39">-</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l</text:p>
          </table:table-cell>
          <table:table-cell table:style-name="Tabla11.C2" office:value-type="string">
            <text:p text:style-name="P39">Cl</text:p>
          </table:table-cell>
          <table:table-cell table:style-name="Tabla11.C2" office:value-type="string">
            <text:p text:style-name="P39">Cl</text:p>
          </table:table-cell>
          <table:table-cell table:style-name="Tabla11.J2" office:value-type="string">
            <text:p text:style-name="P39">Cl<text:bookmark text:name="tobyte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byte</text:p>
          </table:table-cell>
          <table:table-cell table:style-name="Tabla11.C2" office:value-type="string">
            <text:p text:style-name="P39">N</text:p>
          </table:table-cell>
          <table:table-cell table:style-name="Tabla11.C2" office:value-type="string">
            <text:p text:style-name="P39">C</text:p>
          </table:table-cell>
          <table:table-cell table:style-name="Tabla11.C2" office:value-type="string">
            <text:p text:style-name="P39">-</text:p>
          </table:table-cell>
          <table:table-cell table:style-name="Tabla11.C2" office:value-type="string">
            <text:p text:style-name="P39">CI</text:p>
          </table:table-cell>
          <table:table-cell table:style-name="Tabla11.C2" office:value-type="string">
            <text:p text:style-name="P39">Cl</text:p>
          </table:table-cell>
          <table:table-cell table:style-name="Tabla11.C2" office:value-type="string">
            <text:p text:style-name="P39">Cl</text:p>
          </table:table-cell>
          <table:table-cell table:style-name="Tabla11.C2" office:value-type="string">
            <text:p text:style-name="P39">Cl</text:p>
          </table:table-cell>
          <table:table-cell table:style-name="Tabla11.J2" office:value-type="string">
            <text:p text:style-name="P39">Cl<text:bookmark text:name="toshort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short</text:p>
          </table:table-cell>
          <table:table-cell table:style-name="Tabla11.C2" office:value-type="string">
            <text:p text:style-name="P39">N</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text:p>
          </table:table-cell>
          <table:table-cell table:style-name="Tabla11.C2" office:value-type="string">
            <text:p text:style-name="P39">Cl</text:p>
          </table:table-cell>
          <table:table-cell table:style-name="Tabla11.C2" office:value-type="string">
            <text:p text:style-name="P39">Cl</text:p>
          </table:table-cell>
          <table:table-cell table:style-name="Tabla11.C2" office:value-type="string">
            <text:p text:style-name="P39">Cl</text:p>
          </table:table-cell>
          <table:table-cell table:style-name="Tabla11.J2" office:value-type="string">
            <text:p text:style-name="P39">Cl<text:bookmark text:name="toint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int</text:p>
          </table:table-cell>
          <table:table-cell table:style-name="Tabla11.C2" office:value-type="string">
            <text:p text:style-name="P39">N</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text:p>
          </table:table-cell>
          <table:table-cell table:style-name="Tabla11.C2" office:value-type="string">
            <text:p text:style-name="P39">Cl</text:p>
          </table:table-cell>
          <table:table-cell table:style-name="Tabla11.C2" office:value-type="string">
            <text:p text:style-name="P39">Cl*</text:p>
          </table:table-cell>
          <table:table-cell table:style-name="Tabla11.J2" office:value-type="string">
            <text:p text:style-name="P39">Cl<text:bookmark text:name="tolong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long</text:p>
          </table:table-cell>
          <table:table-cell table:style-name="Tabla11.C2" office:value-type="string">
            <text:p text:style-name="P39">N</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text:p>
          </table:table-cell>
          <table:table-cell table:style-name="Tabla11.C2" office:value-type="string">
            <text:p text:style-name="P39">Cl*</text:p>
          </table:table-cell>
          <table:table-cell table:style-name="Tabla11.J2" office:value-type="string">
            <text:p text:style-name="P39">Cl*<text:bookmark text:name="tofloat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float</text:p>
          </table:table-cell>
          <table:table-cell table:style-name="Tabla11.C2" office:value-type="string">
            <text:p text:style-name="P39">N</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text:p>
          </table:table-cell>
          <table:table-cell table:style-name="Tabla11.J2" office:value-type="string">
            <text:p text:style-name="P39">Cl<text:bookmark text:name="todouble1"/></text:p>
          </table:table-cell>
          <table:covered-table-cell table:style-name="Tabla11.K1"/>
          <table:covered-table-cell table:style-name="Tabla11.L1"/>
        </table:table-row>
        <table:table-row>
          <table:covered-table-cell table:style-name="Tabla11.C2"/>
          <table:table-cell table:style-name="Tabla11.C2" office:value-type="string">
            <text:p text:style-name="Table_20_Contents">double</text:p>
          </table:table-cell>
          <table:table-cell table:style-name="Tabla11.C2" office:value-type="string">
            <text:p text:style-name="P39">N</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C2" office:value-type="string">
            <text:p text:style-name="P39">C</text:p>
          </table:table-cell>
          <table:table-cell table:style-name="Tabla11.J2" office:value-type="string">
            <text:p text:style-name="P39">-</text:p>
          </table:table-cell>
          <table:covered-table-cell table:style-name="Tabla11.K1"/>
          <table:covered-table-cell table:style-name="Tabla11.L1"/>
        </table:table-row>
      </table:table>
      <text:p text:style-name="Standard"/>
      <text:p text:style-name="P46">El asterisco<text:span text:style-name="T31">(</text:span>*<text:span text:style-name="T31">)</text:span> indica que puede haber una posible pérdida de datos, por ejemplo al convertir un número de tipo int que usa los 32 bits posibles de la representación, a un tipo float, que también usa 32 bits para la representación, pero 8 de los cuales son para el exponente.<text:line-break/></text:p>
      <text:p text:style-name="P46">En cualquier caso, las conversiones de números en coma flotante a números enteros siempre necesitarán casting, y deberemos tener cuidado debido a la pérdida de precisión que supone.</text:p>
      <text:h text:style-name="Heading_20_3" text:outline-level="3">Reglas de promoción de tipos de datos</text:h>
      <text:p text:style-name="P36">Si uno de los operandos es de tipo double, el otro es convertido a double.</text:p>
      <text:p text:style-name="P36">En cualquier otro caso:</text:p>
      <text:list xml:id="list2409863646" text:style-name="L9">
        <text:list-item>
          <text:p text:style-name="P51">Si el uno de los operandos es float, el otro se convierte a float</text:p>
        </text:list-item>
        <text:list-item>
          <text:p text:style-name="P51">Si uno de los operandos es long, el otro se convierte a long</text:p>
        </text:list-item>
        <text:list-item>
          <text:p text:style-name="P51">Si no se cumple ninguna de las condiciones anteriores, entonces ambos operandos son convertidos al tipo int.</text:p>
        </text:list-item>
      </text:list>
      <text:p text:style-name="Heading">Conversión de números en Coma flotante (float, double) a enteros (int)</text:p>
      <text:p text:style-name="P37">Cuando convertimos números en coma flotante a números enteros, la parte decimal se trunca (redondeo a cero). Si queremos hacer otro tipo de redondeo, podemos utilizar, entre otras, las siguientes funciones:</text:p>
      <text:p text:style-name="Standard">• <text:span text:style-name="T15">Math.round(num)</text:span>: Redondeo al siguiente número entero. </text:p>
      <text:p text:style-name="Standard">• <text:span text:style-name="T15">Math.ceil(num)</text:span>: Mínimo entero que sea mayor o igual a num. </text:p>
      <text:p text:style-name="Standard">• <text:span text:style-name="T15">Math.floor(num)</text:span>: Entero mayor, que sea inferior o igual a num. <text:line-break/></text:p>
      <text:p text:style-name="P5">double num=3.5; </text:p>
      <text:p text:style-name="P6">x=Math.round(num); // x = 4 </text:p>
      <text:p text:style-name="P6">y=Math.ceil(num); // y = 4 </text:p>
      <text:p text:style-name="P6">z=Math.floor(num); // z = 3</text:p>
      <text:p text:style-name="Heading">Conversiones entre caracteres (char) y enteros (int) </text:p>
      <text:p text:style-name="Text_20_body">Como un tipo char lo que guarda en realidad es el código Unicode de un carácter, los caracteres pueden ser considerados como números enteros sin signo.</text:p>
      <text:p text:style-name="P5"><text:soft-page-break/>int num; </text:p>
      <text:p text:style-name="P5">char c; </text:p>
      <text:p text:style-name="P7">num = (int) ‘A’; //num = 65 </text:p>
      <text:p text:style-name="P7">c = (char) 65; // c = ‘A’ </text:p>
      <text:p text:style-name="P7">c = (char) ((int) ‘A’ + 1); // c = ’B’</text:p>
      <text:p text:style-name="Heading">Conversiones de tipo con cadenas de caracteres (String) </text:p>
      <text:p text:style-name="Text_20_body">Para convertir cadenas de texto a otros tipos de datos se utilizan las siguientes funciones: </text:p>
      <text:p text:style-name="P5">num=Byte.parseByte(cad); </text:p>
      <text:p text:style-name="P5">num=Short.parseShort(cad); </text:p>
      <text:p text:style-name="P5">num=Integer.parseInt(cad); </text:p>
      <text:p text:style-name="P5">num=Long.parseLong(cad); </text:p>
      <text:p text:style-name="P5">num=Float.parseFloat(cad); </text:p>
      <text:p text:style-name="P5">num=Double.parseDouble(cad); </text:p>
      <text:p text:style-name="P5"/>
      <text:p text:style-name="P9">Por ejemplo, si hemos leído de teclado un número que está almacenado en una variable de tipo String llamada cadena, y lo queremos convertir al tipo de datos byte, haríamos lo siguiente: </text:p>
      <text:p text:style-name="P9"/>
      <text:p text:style-name="P7">byte n=Byte.parseByte(cadena);</text:p>
      <text:h text:style-name="Heading_20_2" text:outline-level="2">Comentarios</text:h>
      <text:p text:style-name="P12">Los comentarios son muy importantes a la hora de describir qué hace un determinado programa. Es normal que cada programa comience con unas líneas de comentario que indiquen, al menos, una breve descripción del programa, el autor del mismo y la última fecha en que se ha modificado. </text:p>
      <text:list xml:id="list1412076509" text:style-name="L10">
        <text:list-item>
          <text:p text:style-name="P52"><text:span text:style-name="T3">Comentarios de una sola línea</text:span><text:span text:style-name="T26">. Utilizaremos el delimitador // para introducir comentarios de sólo una línea.</text:span></text:p>
          <text:p text:style-name="P53"><text:s/></text:p>
          <text:p text:style-name="P52"><text:span text:style-name="T18">// comentario de una sola línea</text:span><text:span text:style-name="T26"> </text:span></text:p>
          <text:p text:style-name="P52"/>
        </text:list-item>
      </text:list>
      <text:list xml:id="list2744179088" text:style-name="L11">
        <text:list-item>
          <text:p text:style-name="P54"><text:span text:style-name="T3">Comentarios de múltiples líneas</text:span><text:span text:style-name="T26">. Para introducir este tipo de comentarios, utilizaremos una barra inclinada y un asterisco (/*), al principio del párrafo y un asterisco seguido de una barra inclinada (*/) al final del mismo. </text:span></text:p>
          <text:p text:style-name="P54"/>
          <text:p text:style-name="P55">/* Esto es un comentario </text:p>
          <text:p text:style-name="P55">de varias líneas */ </text:p>
          <text:p text:style-name="P54"/>
        </text:list-item>
      </text:list>
      <text:list xml:id="list2583473126" text:style-name="L12">
        <text:list-item>
          <text:p text:style-name="P57"><text:span text:style-name="T3">Comentarios Javadoc</text:span><text:span text:style-name="T26">. Utilizaremos los delimitadores /** y */. Al igual que con los comentarios tradicionales, el texto entre estos delimitadores será ignorado por el compilador. Este tipo de comentarios se emplean para generar documentación automática del programa. A través del programa javadoc, incluido en JavaSE, se recogen todos estos comentarios y se llevan a un documento en formato .html. </text:span></text:p>
          <text:p text:style-name="P57"/>
          <text:p text:style-name="P56">/** Comentario de documentación. </text:p>
          <text:p text:style-name="P56">Javadoc extrae los comentarios del código y </text:p>
          <text:p text:style-name="P56">genera un archivo html a partir de este tipo de comentarios </text:p>
          <text:p text:style-name="P56">*/ </text:p>
        </text:list-item>
      </text:list>
      <text:p text:style-name="P10"/>
      <text:p text:style-name="P10"><text:span text:style-name="T1">Recomendación</text:span>: Una buena práctica de programación es añadir en la última llave que delimita cada bloque de código, un comentario indicando a qué clase o método pertenece esa llave.</text:p>
      <text:h text:style-name="P47" text:outline-level="2">Leer y escribir en Java</text:h>
      <text:p text:style-name="P11">Para <text:s/>mostrar <text:s/>por <text:s/>pantalla <text:s/>un <text:s/>mensaje <text:s/>utilizamos <text:s/>System.out, <text:s/>conocido <text:s/>como <text:s/>la <text:s/>salida <text:s/>estándar del programa. Este método lo que hace es escribir un conjunto de caracteres a través de la línea de comandos. En Netbeans esta línea de comandos aparece en la parte inferior de la pantalla. Podemos utilizar <text:s/>System.out.print <text:s/>o <text:s/>System.out.println. <text:s/>En <text:s/>el <text:s/>segundo <text:s/>caso <text:s/>lo <text:s/>que <text:s/>hace <text:s/>el </text:p>
      <text:p text:style-name="P11">método es que justo después de escribir el mensaje, sitúa el cursor al principio de la línea siguiente. </text:p>
      <text:p text:style-name="P11">El texto en color gris <text:span text:style-name="T32">en el IDE,</text:span> que aparece entre caracteres //, son comentarios que permiten documentar el código, pero no son tenidos en cuenta por el compilador y, por tanto, no afectan a la ejecución del programa. </text:p>
      <text:p text:style-name="P11"/>
      <text:p text:style-name="P11">la clase Scanner nos va a permitir leer <text:s/>los <text:s/>datos <text:s/>que <text:s/>se <text:s/>escriben <text:s/>por <text:s/>teclado, <text:s/>y que <text:s/>para <text:s/>usarla <text:s/>es <text:s/>necesario <text:s/>importar <text:s/>el paquete de clases que la contiene. El <text:s/>programa se quedará esperando a que el usuario escriba algo en el teclado y pulse la tecla intro.</text:p>
      <text:p text:style-name="P11"/>
      <text:p text:style-name="P13">import java.util.Scanner;</text:p>
      <text:p text:style-name="P13">//importamos el paquete necesario para poder usar la clase Scanner</text:p>
      <text:p text:style-name="P13"/>
      <text:p text:style-name="P13">/** @author FMA */</text:p>
      <text:p text:style-name="P13"/>
      <text:p text:style-name="P13">public class EjemploRelacionales {</text:p>
      <text:p text:style-name="P13"/>
      <text:p text:style-name="P13"><text:s text:c="4"/>// método principal que inicia la aplicación</text:p>
      <text:p text:style-name="P13"><text:s text:c="4"/>public static void main(String[] args)</text:p>
      <text:p text:style-name="P13"><text:s text:c="4"/>{</text:p>
      <text:p text:style-name="P13"><text:s text:c="8"/>// clase Scanner para petición de datos</text:p>
      <text:p text:style-name="P13"><text:s text:c="8"/>Scanner teclado = new Scanner(System.in<text:span text:style-name="T33">)</text:span>;</text:p>
      <text:p text:style-name="P13"/>
      <text:p text:style-name="P13"><text:s text:c="8"/>int x, y;</text:p>
      <text:p text:style-name="P13"><text:s text:c="8"/>String cadena;</text:p>
      <text:p text:style-name="P13"><text:s text:c="8"/>boolean resultado;</text:p>
      <text:p text:style-name="P13"/>
      <text:p text:style-name="P13"><text:s text:c="8"/>System.out.print( "Introducir primer número: " );</text:p>
      <text:p text:style-name="P13"><text:s text:c="8"/>x = teclado.nextInt(); // pedimos el primer número al usuario</text:p>
      <text:p text:style-name="P13"/>
      <text:p text:style-name="P13"><text:s text:c="8"/>System.out.print( "Introducir segundo número: " );</text:p>
      <text:p text:style-name="P13"><text:s text:c="8"/>y = teclado.nextInt(); // pedimos el segundo número al usuario</text:p>
      <text:p text:style-name="P13"/>
      <text:p text:style-name="P13"><text:s text:c="8"/>// realizamos las comparaciones</text:p>
      <text:p text:style-name="P13"><text:s text:c="8"/>cadena = (x == y) ? "iguales" : "distintos";</text:p>
      <text:p text:style-name="P13"><text:s text:c="8"/>System.out.printf("Los números %d y %d son %s\n", x, y, cadena);</text:p>
      <text:p text:style-name="P13"/>
      <text:p text:style-name="P13"><text:s text:c="8"/>resultado = (x != y);</text:p>
      <text:p text:style-name="P13"><text:s text:c="8"/>System.out.println("x != y es " + resultado);</text:p>
      <text:p text:style-name="P13"><text:s text:c="8"/>resultado = (x &lt; y);</text:p>
      <text:p text:style-name="P13"><text:s text:c="8"/>System.out.println("x &lt; y <text:s/>es " + resultado);</text:p>
      <text:p text:style-name="P13"><text:s text:c="8"/>resultado = (x &gt; y);</text:p>
      <text:p text:style-name="P13"><text:s text:c="8"/>System.out.println("x &gt; y <text:s/>es " + resultado);</text:p>
      <text:p text:style-name="P13"><text:s text:c="8"/>resultado = (x &lt;= y);</text:p>
      <text:p text:style-name="P13"><text:s text:c="8"/>System.out.println("x &lt;= y es " + resultado);</text:p>
      <text:p text:style-name="P13"><text:s text:c="8"/>resultado = (x &gt;= y);</text:p>
      <text:p text:style-name="P13"><text:s text:c="8"/>System.out.println("x &gt;= y es " + resultado);</text:p>
      <text:p text:style-name="P13"/>
      <text:p text:style-name="P13"><text:s text:c="4"/>} // fin método main</text:p>
      <text:p text:style-name="P13">} // fin clase EjemploRelaciona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New" svg:font-family="'Courier New'"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vguerra </meta:initial-creator>
    <meta:creation-date>2014-06-28T23:11:33.446140035</meta:creation-date>
    <dc:date>2023-01-10T19:24:17.617768472</dc:date>
    <meta:editing-duration>PT4H40M3S</meta:editing-duration>
    <meta:editing-cycles>76</meta:editing-cycles>
    <meta:generator>LibreOffice/7.3.7.2$Linux_X86_64 LibreOffice_project/30$Build-2</meta:generator>
    <meta:document-statistic meta:table-count="11" meta:image-count="0" meta:object-count="0" meta:page-count="10" meta:paragraph-count="500" meta:word-count="3977" meta:character-count="23331" meta:non-whitespace-character-count="19504"/>
  </office:meta>
</office:document-meta>
</file>